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Fira Sans" svg:font-family="Fira Sans" style:font-family-generic="system"/>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inherit" svg:font-family="inherit" style:font-family-generic="roman" svg:panose-1="0 0 0 0 0 0 0 0 0 0"/>
    <style:font-face style:name="Calibri" svg:font-family="Calibri" style:font-family-generic="swiss" style:font-pitch="variable" svg:panose-1="2 15 5 2 2 2 4 3 2 4"/>
  </office:font-face-decls>
  <office:automatic-styles>
    <style:style style:name="P1" style:parent-style-name="Kop2" style:master-page-name="MP0" style:family="paragraph">
      <style:paragraph-properties fo:break-before="page"/>
      <style:text-properties style:font-name="Fira Sans" fo:font-weight="normal" style:font-weight-asian="normal" fo:color="#212529"/>
    </style:style>
    <style:style style:name="T2" style:parent-style-name="Standaardalinea-lettertype" style:family="text">
      <style:text-properties style:font-name="Fira Sans" fo:color="#212529" fo:font-size="11pt" style:font-size-asian="11pt"/>
    </style:style>
    <style:style style:name="T3" style:parent-style-name="StrongEmphasis" style:family="text">
      <style:text-properties style:font-name="Fira Sans" fo:color="#212529" fo:font-size="11pt" style:font-size-asian="11pt"/>
    </style:style>
    <style:style style:name="T4" style:parent-style-name="Standaardalinea-lettertype" style:family="text">
      <style:text-properties style:font-name="Fira Sans" fo:color="#212529" fo:font-size="11pt" style:font-size-asian="11pt" fo:language="en" fo:country="US"/>
    </style:style>
    <style:style style:name="T5" style:parent-style-name="StrongEmphasis" style:family="text">
      <style:text-properties style:font-name="Fira Sans" fo:color="#212529" fo:font-size="11pt" style:font-size-asian="11pt" fo:language="en" fo:country="US"/>
    </style:style>
    <style:style style:name="T6" style:parent-style-name="Standaardalinea-lettertype" style:family="text">
      <style:text-properties style:font-name="Fira Sans" fo:color="#212529" fo:font-size="11pt" style:font-size-asian="11pt" fo:language="en" fo:country="US"/>
    </style:style>
    <style:style style:name="T7" style:parent-style-name="StrongEmphasis" style:family="text">
      <style:text-properties style:font-name="Fira Sans" fo:color="#212529" fo:font-size="11pt" style:font-size-asian="11pt" fo:language="en" fo:country="US"/>
    </style:style>
    <style:style style:name="T8" style:parent-style-name="Standaardalinea-lettertype" style:family="text">
      <style:text-properties style:font-name="Fira Sans" fo:color="#212529" fo:font-size="11pt" style:font-size-asian="11pt"/>
    </style:style>
    <style:style style:name="T9" style:parent-style-name="StrongEmphasis" style:family="text">
      <style:text-properties style:font-name="Fira Sans" fo:color="#212529" fo:font-size="11pt" style:font-size-asian="11pt"/>
    </style:style>
    <style:style style:name="T10" style:parent-style-name="Standaardalinea-lettertype" style:family="text">
      <style:text-properties style:font-name="Fira Sans" fo:color="#212529" fo:font-size="11pt" style:font-size-asian="11pt" fo:language="en" fo:country="US"/>
    </style:style>
    <style:style style:name="T11" style:parent-style-name="StrongEmphasis" style:family="text">
      <style:text-properties style:font-name="Fira Sans" fo:color="#212529" fo:font-size="11pt" style:font-size-asian="11pt" fo:language="en" fo:country="US"/>
    </style:style>
    <style:style style:name="T12" style:parent-style-name="Standaardalinea-lettertype" style:family="text">
      <style:text-properties style:font-name="Fira Sans" fo:color="#212529" fo:font-size="11pt" style:font-size-asian="11pt" fo:language="en" fo:country="US"/>
    </style:style>
    <style:style style:name="T13" style:parent-style-name="StrongEmphasis" style:family="text">
      <style:text-properties style:font-name="Fira Sans" fo:color="#212529" fo:font-size="11pt" style:font-size-asian="11pt" fo:language="en" fo:country="US"/>
    </style:style>
    <style:style style:name="P14" style:parent-style-name="Textbody" style:family="paragraph">
      <style:text-properties style:font-name="Fira Sans" fo:color="#212529" fo:font-size="11pt" style:font-size-asian="11pt" fo:language="en" fo:country="US"/>
    </style:style>
    <style:style style:name="T15" style:parent-style-name="Standaardalinea-lettertype" style:family="text">
      <style:text-properties style:font-name="Fira Sans" fo:color="#212529" fo:font-size="11pt" style:font-size-asian="11pt" fo:language="en" fo:country="US"/>
    </style:style>
    <style:style style:name="T16" style:parent-style-name="StrongEmphasis" style:family="text">
      <style:text-properties style:font-name="Fira Sans" fo:color="#212529" fo:font-size="11pt" style:font-size-asian="11pt" fo:language="en" fo:country="US"/>
    </style:style>
    <style:style style:name="T17" style:parent-style-name="Standaardalinea-lettertype" style:family="text">
      <style:text-properties style:font-name="Fira Sans" fo:color="#212529" fo:font-size="11pt" style:font-size-asian="11pt" fo:language="en" fo:country="US"/>
    </style:style>
    <style:style style:name="T18" style:parent-style-name="StrongEmphasis" style:family="text">
      <style:text-properties style:font-name="Fira Sans" fo:color="#212529" fo:font-size="11pt" style:font-size-asian="11pt" fo:language="en" fo:country="US"/>
    </style:style>
    <style:style style:name="T19" style:parent-style-name="Standaardalinea-lettertype" style:family="text">
      <style:text-properties style:font-name="Fira Sans" fo:color="#212529" fo:font-size="11pt" style:font-size-asian="11pt" fo:language="en" fo:country="US"/>
    </style:style>
    <style:style style:name="T20" style:parent-style-name="StrongEmphasis" style:family="text">
      <style:text-properties style:font-name="Fira Sans" fo:color="#212529" fo:font-size="11pt" style:font-size-asian="11pt" fo:language="en" fo:country="US"/>
    </style:style>
    <style:style style:name="T21" style:parent-style-name="Standaardalinea-lettertype" style:family="text">
      <style:text-properties style:font-name="Fira Sans" fo:color="#212529" fo:font-size="11pt" style:font-size-asian="11pt" fo:language="en" fo:country="US"/>
    </style:style>
    <style:style style:name="T22" style:parent-style-name="StrongEmphasis" style:family="text">
      <style:text-properties style:font-name="Fira Sans" fo:color="#212529" fo:font-size="11pt" style:font-size-asian="11pt" fo:language="en" fo:country="US"/>
    </style:style>
    <style:style style:name="T23" style:parent-style-name="Standaardalinea-lettertype" style:family="text">
      <style:text-properties style:font-name="Fira Sans" fo:color="#212529" fo:font-size="11pt" style:font-size-asian="11pt" fo:language="en" fo:country="US"/>
    </style:style>
    <style:style style:name="T24" style:parent-style-name="Standaardalinea-lettertype" style:family="text">
      <style:text-properties style:font-name="Fira Sans" fo:color="#212529" fo:font-size="11pt" style:font-size-asian="11pt" fo:language="en" fo:country="US"/>
    </style:style>
    <style:style style:name="T25" style:parent-style-name="StrongEmphasis" style:family="text">
      <style:text-properties style:font-name="Fira Sans" fo:color="#212529" fo:font-size="11pt" style:font-size-asian="11pt" fo:language="en" fo:country="US"/>
    </style:style>
    <style:style style:name="T26" style:parent-style-name="Standaardalinea-lettertype" style:family="text">
      <style:text-properties style:font-name="Fira Sans" fo:color="#212529" fo:font-size="11pt" style:font-size-asian="11pt" fo:language="en" fo:country="US"/>
    </style:style>
    <style:style style:name="T27" style:parent-style-name="StrongEmphasis" style:family="text">
      <style:text-properties style:font-name="Fira Sans" fo:color="#212529" fo:font-size="11pt" style:font-size-asian="11pt" fo:language="en" fo:country="US"/>
    </style:style>
    <style:style style:name="T28" style:parent-style-name="Standaardalinea-lettertype" style:family="text">
      <style:text-properties style:font-name="Fira Sans" fo:color="#212529" fo:font-size="11pt" style:font-size-asian="11pt" fo:language="en" fo:country="US"/>
    </style:style>
    <style:style style:name="T29" style:parent-style-name="StrongEmphasis" style:family="text">
      <style:text-properties style:font-name="Fira Sans" fo:color="#212529" fo:font-size="11pt" style:font-size-asian="11pt" fo:language="en" fo:country="US"/>
    </style:style>
    <style:style style:name="P30" style:parent-style-name="Textbody" style:family="paragraph">
      <style:text-properties style:font-name="Fira Sans" fo:color="#212529" fo:font-size="11pt" style:font-size-asian="11pt"/>
    </style:style>
    <style:style style:name="P31" style:parent-style-name="Textbody" style:family="paragraph">
      <style:text-properties style:font-name="Fira Sans" fo:color="#212529" fo:font-size="11pt" style:font-size-asian="11pt"/>
    </style:style>
    <style:style style:name="P32" style:parent-style-name="Textbody" style:family="paragraph">
      <style:text-properties style:font-name="Fira Sans" fo:color="#212529" fo:font-size="11pt" style:font-size-asian="11pt"/>
    </style:style>
    <style:style style:name="P33" style:parent-style-name="Textbody" style:family="paragraph">
      <style:text-properties style:font-name="Fira Sans" fo:color="#212529" fo:font-size="11pt" style:font-size-asian="11pt" fo:language="en" fo:country="US"/>
    </style:style>
    <style:style style:name="P34" style:parent-style-name="Textbody" style:family="paragraph">
      <style:text-properties style:font-name="Fira Sans" fo:color="#212529" fo:font-size="11pt" style:font-size-asian="11pt" fo:language="en" fo:country="US"/>
    </style:style>
    <style:style style:name="P35" style:parent-style-name="Textbody" style:family="paragraph">
      <style:text-properties style:font-name="Fira Sans" fo:color="#212529" fo:font-size="11pt" style:font-size-asian="11pt" fo:language="en" fo:country="US"/>
    </style:style>
    <style:style style:name="P36" style:parent-style-name="Textbody" style:family="paragraph">
      <style:text-properties style:font-name="Fira Sans" fo:color="#212529" fo:font-size="11pt" style:font-size-asian="11pt"/>
    </style:style>
    <style:style style:name="P37" style:parent-style-name="Textbody" style:family="paragraph">
      <style:text-properties style:font-name="Helvetica"/>
    </style:style>
    <style:style style:name="P38" style:parent-style-name="Textbody" style:family="paragraph">
      <style:text-properties style:font-name="Helvetica"/>
    </style:style>
    <style:style style:name="P39" style:parent-style-name="Textbody" style:family="paragraph">
      <style:text-properties style:font-name="Helvetica"/>
    </style:style>
    <style:style style:name="P40" style:parent-style-name="Standaard" style:family="paragraph">
      <style:paragraph-properties style:vertical-align="auto" style:line-height-at-least="0.1979in" fo:background-color="#282C34"/>
      <style:text-properties fo:hyphenate="true"/>
    </style:style>
    <style:style style:name="T41" style:parent-style-name="Standaardalinea-lettertype" style:family="text">
      <style:text-properties style:font-name="Courier New" style:font-name-asian="Times New Roman" style:font-name-complex="Courier New" fo:color="#676F7D" style:letter-kerning="false" fo:font-size="10.5pt" style:font-size-asian="10.5pt" style:font-size-complex="10.5pt" fo:language="en" fo:country="US" style:language-asian="nl" style:country-asian="BE" style:language-complex="ar" style:country-complex="SA"/>
    </style:style>
    <style:style style:name="P42" style:parent-style-name="Standaard" style:family="paragraph">
      <style:paragraph-properties style:vertical-align="auto" style:line-height-at-least="0.1979in" fo:background-color="#282C34"/>
      <style:text-properties fo:hyphenate="true"/>
    </style:style>
    <style:style style:name="T43" style:parent-style-name="Standaardalinea-lettertype" style:family="text">
      <style:text-properties style:font-name="Courier New" style:font-name-asian="Times New Roman" style:font-name-complex="Courier New" fo:color="#56B6C2" style:letter-kerning="false" fo:font-size="10.5pt" style:font-size-asian="10.5pt" style:font-size-complex="10.5pt" fo:language="en" fo:country="US" style:language-asian="nl" style:country-asian="BE" style:language-complex="ar" style:country-complex="SA"/>
    </style:style>
    <style:style style:name="T44"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45" style:parent-style-name="Standaardalinea-lettertype" style:family="text">
      <style:text-properties style:font-name="Courier New" style:font-name-asian="Times New Roman" style:font-name-complex="Courier New" fo:color="#61AFEF" style:letter-kerning="false" fo:font-size="10.5pt" style:font-size-asian="10.5pt" style:font-size-complex="10.5pt" fo:language="en" fo:country="US" style:language-asian="nl" style:country-asian="BE" style:language-complex="ar" style:country-complex="SA"/>
    </style:style>
    <style:style style:name="T46"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47"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48" style:parent-style-name="Standaardalinea-lettertype" style:family="text">
      <style:text-properties style:font-name="Courier New" style:font-name-asian="Times New Roman" style:font-name-complex="Courier New" fo:color="#61AFEF" style:letter-kerning="false" fo:font-size="10.5pt" style:font-size-asian="10.5pt" style:font-size-complex="10.5pt" fo:language="en" fo:country="US" style:language-asian="nl" style:country-asian="BE" style:language-complex="ar" style:country-complex="SA"/>
    </style:style>
    <style:style style:name="T49"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50"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51" style:parent-style-name="Standaardalinea-lettertype" style:family="text">
      <style:text-properties style:font-name="Courier New" style:font-name-asian="Times New Roman" style:font-name-complex="Courier New" fo:color="#61AFEF" style:letter-kerning="false" fo:font-size="10.5pt" style:font-size-asian="10.5pt" style:font-size-complex="10.5pt" fo:language="en" fo:country="US" style:language-asian="nl" style:country-asian="BE" style:language-complex="ar" style:country-complex="SA"/>
    </style:style>
    <style:style style:name="T52"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53"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54" style:parent-style-name="Standaardalinea-lettertype" style:family="text">
      <style:text-properties style:font-name="Courier New" style:font-name-asian="Times New Roman" style:font-name-complex="Courier New" fo:color="#61AFEF" style:letter-kerning="false" fo:font-size="10.5pt" style:font-size-asian="10.5pt" style:font-size-complex="10.5pt" fo:language="en" fo:country="US" style:language-asian="nl" style:country-asian="BE" style:language-complex="ar" style:country-complex="SA"/>
    </style:style>
    <style:style style:name="T55"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56" style:parent-style-name="Standaardalinea-lettertype" style:family="text">
      <style:text-properties style:font-name="Courier New" style:font-name-asian="Times New Roman" style:font-name-complex="Courier New" fo:color="#E06C75" style:letter-kerning="false" fo:font-size="10.5pt" style:font-size-asian="10.5pt" style:font-size-complex="10.5pt" fo:language="en" fo:country="US" style:language-asian="nl" style:country-asian="BE" style:language-complex="ar" style:country-complex="SA"/>
    </style:style>
    <style:style style:name="T57"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58"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59"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60" style:parent-style-name="Standaardalinea-lettertype" style:family="text">
      <style:text-properties style:font-name="Courier New" style:font-name-asian="Times New Roman" style:font-name-complex="Courier New" fo:color="#E5C07B" style:letter-kerning="false" fo:font-size="10.5pt" style:font-size-asian="10.5pt" style:font-size-complex="10.5pt" fo:language="en" fo:country="US" style:language-asian="nl" style:country-asian="BE" style:language-complex="ar" style:country-complex="SA"/>
    </style:style>
    <style:style style:name="T61"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62"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63" style:parent-style-name="Standaard" style:family="paragraph">
      <style:paragraph-properties style:vertical-align="auto" style:line-height-at-least="0.1979in" fo:background-color="#282C34"/>
      <style:text-properties fo:hyphenate="true"/>
    </style:style>
    <style:style style:name="T64" style:parent-style-name="Standaardalinea-lettertype" style:family="text">
      <style:text-properties style:font-name="Courier New" style:font-name-asian="Times New Roman" style:font-name-complex="Courier New" fo:color="#56B6C2" style:letter-kerning="false" fo:font-size="10.5pt" style:font-size-asian="10.5pt" style:font-size-complex="10.5pt" fo:language="en" fo:country="US" style:language-asian="nl" style:country-asian="BE" style:language-complex="ar" style:country-complex="SA"/>
    </style:style>
    <style:style style:name="T65"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66" style:parent-style-name="Standaardalinea-lettertype" style:family="text">
      <style:text-properties style:font-name="Courier New" style:font-name-asian="Times New Roman" style:font-name-complex="Courier New" fo:color="#61AFEF" style:letter-kerning="false" fo:font-size="10.5pt" style:font-size-asian="10.5pt" style:font-size-complex="10.5pt" fo:language="en" fo:country="US" style:language-asian="nl" style:country-asian="BE" style:language-complex="ar" style:country-complex="SA"/>
    </style:style>
    <style:style style:name="T67" style:parent-style-name="Standaardalinea-lettertype" style:family="text">
      <style:text-properties style:font-name="Courier New" style:font-name-asian="Times New Roman" style:font-name-complex="Courier New" fo:color="#E06C75" style:letter-kerning="false" fo:font-size="10.5pt" style:font-size-asian="10.5pt" style:font-size-complex="10.5pt" fo:language="en" fo:country="US" style:language-asian="nl" style:country-asian="BE" style:language-complex="ar" style:country-complex="SA"/>
    </style:style>
    <style:style style:name="T68"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69"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70"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71" style:parent-style-name="Standaardalinea-lettertype" style:family="text">
      <style:text-properties style:font-name="Courier New" style:font-name-asian="Times New Roman" style:font-name-complex="Courier New" fo:color="#E5C07B" style:letter-kerning="false" fo:font-size="10.5pt" style:font-size-asian="10.5pt" style:font-size-complex="10.5pt" fo:language="en" fo:country="US" style:language-asian="nl" style:country-asian="BE" style:language-complex="ar" style:country-complex="SA"/>
    </style:style>
    <style:style style:name="T72"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73"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74" style:parent-style-name="Standaard" style:family="paragraph">
      <style:paragraph-properties style:vertical-align="auto" style:line-height-at-least="0.1979in" fo:background-color="#282C34"/>
      <style:text-properties fo:hyphenate="true"/>
    </style:style>
    <style:style style:name="T75" style:parent-style-name="Standaardalinea-lettertype" style:family="text">
      <style:text-properties style:font-name="Courier New" style:font-name-asian="Times New Roman" style:font-name-complex="Courier New" fo:color="#56B6C2" style:letter-kerning="false" fo:font-size="10.5pt" style:font-size-asian="10.5pt" style:font-size-complex="10.5pt" fo:language="en" fo:country="US" style:language-asian="nl" style:country-asian="BE" style:language-complex="ar" style:country-complex="SA"/>
    </style:style>
    <style:style style:name="T76"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77" style:parent-style-name="Standaardalinea-lettertype" style:family="text">
      <style:text-properties style:font-name="Courier New" style:font-name-asian="Times New Roman" style:font-name-complex="Courier New" fo:color="#61AFEF" style:letter-kerning="false" fo:font-size="10.5pt" style:font-size-asian="10.5pt" style:font-size-complex="10.5pt" fo:language="en" fo:country="US" style:language-asian="nl" style:country-asian="BE" style:language-complex="ar" style:country-complex="SA"/>
    </style:style>
    <style:style style:name="T78" style:parent-style-name="Standaardalinea-lettertype" style:family="text">
      <style:text-properties style:font-name="Courier New" style:font-name-asian="Times New Roman" style:font-name-complex="Courier New" fo:color="#E06C75" style:letter-kerning="false" fo:font-size="10.5pt" style:font-size-asian="10.5pt" style:font-size-complex="10.5pt" fo:language="en" fo:country="US" style:language-asian="nl" style:country-asian="BE" style:language-complex="ar" style:country-complex="SA"/>
    </style:style>
    <style:style style:name="T79"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80"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81"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82" style:parent-style-name="Standaardalinea-lettertype" style:family="text">
      <style:text-properties style:font-name="Courier New" style:font-name-asian="Times New Roman" style:font-name-complex="Courier New" fo:color="#E5C07B" style:letter-kerning="false" fo:font-size="10.5pt" style:font-size-asian="10.5pt" style:font-size-complex="10.5pt" fo:language="en" fo:country="US" style:language-asian="nl" style:country-asian="BE" style:language-complex="ar" style:country-complex="SA"/>
    </style:style>
    <style:style style:name="T83"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84"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85" style:parent-style-name="Standaard" style:family="paragraph">
      <style:paragraph-properties style:vertical-align="auto" style:line-height-at-least="0.1979in" fo:background-color="#282C34"/>
      <style:text-properties fo:hyphenate="true"/>
    </style:style>
    <style:style style:name="T86" style:parent-style-name="Standaardalinea-lettertype" style:family="text">
      <style:text-properties style:font-name="Courier New" style:font-name-asian="Times New Roman" style:font-name-complex="Courier New" fo:color="#56B6C2" style:letter-kerning="false" fo:font-size="10.5pt" style:font-size-asian="10.5pt" style:font-size-complex="10.5pt" fo:language="en" fo:country="US" style:language-asian="nl" style:country-asian="BE" style:language-complex="ar" style:country-complex="SA"/>
    </style:style>
    <style:style style:name="T87"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88" style:parent-style-name="Standaardalinea-lettertype" style:family="text">
      <style:text-properties style:font-name="Courier New" style:font-name-asian="Times New Roman" style:font-name-complex="Courier New" fo:color="#61AFEF" style:letter-kerning="false" fo:font-size="10.5pt" style:font-size-asian="10.5pt" style:font-size-complex="10.5pt" fo:language="en" fo:country="US" style:language-asian="nl" style:country-asian="BE" style:language-complex="ar" style:country-complex="SA"/>
    </style:style>
    <style:style style:name="T89"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90" style:parent-style-name="Standaardalinea-lettertype" style:family="text">
      <style:text-properties style:font-name="Courier New" style:font-name-asian="Times New Roman" style:font-name-complex="Courier New" fo:color="#E06C75" style:letter-kerning="false" fo:font-size="10.5pt" style:font-size-asian="10.5pt" style:font-size-complex="10.5pt" fo:language="en" fo:country="US" style:language-asian="nl" style:country-asian="BE" style:language-complex="ar" style:country-complex="SA"/>
    </style:style>
    <style:style style:name="T91"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92"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93"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94" style:parent-style-name="Standaardalinea-lettertype" style:family="text">
      <style:text-properties style:font-name="Courier New" style:font-name-asian="Times New Roman" style:font-name-complex="Courier New" fo:color="#E5C07B" style:letter-kerning="false" fo:font-size="10.5pt" style:font-size-asian="10.5pt" style:font-size-complex="10.5pt" fo:language="en" fo:country="US" style:language-asian="nl" style:country-asian="BE" style:language-complex="ar" style:country-complex="SA"/>
    </style:style>
    <style:style style:name="T95"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96"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97" style:parent-style-name="Standaard" style:family="paragraph">
      <style:paragraph-properties style:vertical-align="auto" style:line-height-at-least="0.1979in" fo:background-color="#282C34"/>
      <style:text-properties fo:hyphenate="true"/>
    </style:style>
    <style:style style:name="T98" style:parent-style-name="Standaardalinea-lettertype" style:family="text">
      <style:text-properties style:font-name="Courier New" style:font-name-asian="Times New Roman" style:font-name-complex="Courier New" fo:color="#56B6C2" style:letter-kerning="false" fo:font-size="10.5pt" style:font-size-asian="10.5pt" style:font-size-complex="10.5pt" fo:language="en" fo:country="US" style:language-asian="nl" style:country-asian="BE" style:language-complex="ar" style:country-complex="SA"/>
    </style:style>
    <style:style style:name="T99"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00" style:parent-style-name="Standaardalinea-lettertype" style:family="text">
      <style:text-properties style:font-name="Courier New" style:font-name-asian="Times New Roman" style:font-name-complex="Courier New" fo:color="#61AFEF" style:letter-kerning="false" fo:font-size="10.5pt" style:font-size-asian="10.5pt" style:font-size-complex="10.5pt" fo:language="en" fo:country="US" style:language-asian="nl" style:country-asian="BE" style:language-complex="ar" style:country-complex="SA"/>
    </style:style>
    <style:style style:name="T101"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02" style:parent-style-name="Standaardalinea-lettertype" style:family="text">
      <style:text-properties style:font-name="Courier New" style:font-name-asian="Times New Roman" style:font-name-complex="Courier New" fo:color="#E06C75" style:letter-kerning="false" fo:font-size="10.5pt" style:font-size-asian="10.5pt" style:font-size-complex="10.5pt" fo:language="en" fo:country="US" style:language-asian="nl" style:country-asian="BE" style:language-complex="ar" style:country-complex="SA"/>
    </style:style>
    <style:style style:name="T103"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04"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105"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06"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107" style:parent-style-name="Standaardalinea-lettertype" style:family="text">
      <style:text-properties style:font-name="Courier New" style:font-name-asian="Times New Roman" style:font-name-complex="Courier New" fo:color="#E5C07B" style:letter-kerning="false" fo:font-size="10.5pt" style:font-size-asian="10.5pt" style:font-size-complex="10.5pt" fo:language="en" fo:country="US" style:language-asian="nl" style:country-asian="BE" style:language-complex="ar" style:country-complex="SA"/>
    </style:style>
    <style:style style:name="T108"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109"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110"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111"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112" style:parent-style-name="Standaard" style:family="paragraph">
      <style:paragraph-properties style:vertical-align="auto" style:line-height-at-least="0.1979in" fo:background-color="#282C34"/>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fo:hyphenate="true"/>
    </style:style>
    <style:style style:name="P113" style:parent-style-name="Standaard" style:family="paragraph">
      <style:paragraph-properties style:vertical-align="auto" style:line-height-at-least="0.1979in" fo:background-color="#282C34"/>
      <style:text-properties fo:hyphenate="true"/>
    </style:style>
    <style:style style:name="T114" style:parent-style-name="Standaardalinea-lettertype" style:family="text">
      <style:text-properties style:font-name="Courier New" style:font-name-asian="Times New Roman" style:font-name-complex="Courier New" fo:color="#56B6C2" style:letter-kerning="false" fo:font-size="10.5pt" style:font-size-asian="10.5pt" style:font-size-complex="10.5pt" fo:language="en" fo:country="US" style:language-asian="nl" style:country-asian="BE" style:language-complex="ar" style:country-complex="SA"/>
    </style:style>
    <style:style style:name="T115"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16"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117"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118" style:parent-style-name="Standaard" style:family="paragraph">
      <style:paragraph-properties style:vertical-align="auto" style:line-height-at-least="0.1979in" fo:background-color="#282C34"/>
      <style:text-properties fo:hyphenate="true"/>
    </style:style>
    <style:style style:name="T119"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20" style:parent-style-name="Standaardalinea-lettertype" style:family="text">
      <style:text-properties style:font-name="Courier New" style:font-name-asian="Times New Roman" style:font-name-complex="Courier New" fo:color="#E06C75" style:letter-kerning="false" fo:font-size="10.5pt" style:font-size-asian="10.5pt" style:font-size-complex="10.5pt" fo:language="en" fo:country="US" style:language-asian="nl" style:country-asian="BE" style:language-complex="ar" style:country-complex="SA"/>
    </style:style>
    <style:style style:name="T121"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22"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123"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124" style:parent-style-name="Standaardalinea-lettertype" style:family="text">
      <style:text-properties style:font-name="Courier New" style:font-name-asian="Times New Roman" style:font-name-complex="Courier New" fo:color="#E5C07B" style:letter-kerning="false" fo:font-size="10.5pt" style:font-size-asian="10.5pt" style:font-size-complex="10.5pt" fo:language="en" fo:country="US" style:language-asian="nl" style:country-asian="BE" style:language-complex="ar" style:country-complex="SA"/>
    </style:style>
    <style:style style:name="T125"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126"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27"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128" style:parent-style-name="Standaardalinea-lettertype" style:family="text">
      <style:text-properties style:font-name="Courier New" style:font-name-asian="Times New Roman" style:font-name-complex="Courier New" fo:color="#56B6C2" style:letter-kerning="false" fo:font-size="10.5pt" style:font-size-asian="10.5pt" style:font-size-complex="10.5pt" fo:language="en" fo:country="US" style:language-asian="nl" style:country-asian="BE" style:language-complex="ar" style:country-complex="SA"/>
    </style:style>
    <style:style style:name="T129"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30"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P131" style:parent-style-name="Standaard" style:family="paragraph">
      <style:paragraph-properties style:vertical-align="auto" style:line-height-at-least="0.1979in" fo:background-color="#282C34"/>
      <style:text-properties fo:hyphenate="true"/>
    </style:style>
    <style:style style:name="T132"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33"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34"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fr" fo:country="BE" style:language-asian="nl" style:country-asian="BE" style:language-complex="ar" style:country-complex="SA"/>
    </style:style>
    <style:style style:name="T135"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36"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fr" fo:country="BE" style:language-asian="nl" style:country-asian="BE" style:language-complex="ar" style:country-complex="SA"/>
    </style:style>
    <style:style style:name="T137"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P138" style:parent-style-name="Standaard" style:family="paragraph">
      <style:paragraph-properties style:vertical-align="auto" style:line-height-at-least="0.1979in" fo:background-color="#282C34"/>
      <style:text-properties fo:hyphenate="true"/>
    </style:style>
    <style:style style:name="T139"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T140"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41"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fr" fo:country="BE" style:language-asian="nl" style:country-asian="BE" style:language-complex="ar" style:country-complex="SA"/>
    </style:style>
    <style:style style:name="T142"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43"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fr" fo:country="BE" style:language-asian="nl" style:country-asian="BE" style:language-complex="ar" style:country-complex="SA"/>
    </style:style>
    <style:style style:name="T144"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P145" style:parent-style-name="Standaard" style:family="paragraph">
      <style:paragraph-properties style:vertical-align="auto" style:line-height-at-least="0.1979in" fo:background-color="#282C34"/>
      <style:text-properties fo:hyphenate="true"/>
    </style:style>
    <style:style style:name="T146"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T147"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48"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fr" fo:country="BE" style:language-asian="nl" style:country-asian="BE" style:language-complex="ar" style:country-complex="SA"/>
    </style:style>
    <style:style style:name="T149"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50"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fr" fo:country="BE" style:language-asian="nl" style:country-asian="BE" style:language-complex="ar" style:country-complex="SA"/>
    </style:style>
    <style:style style:name="T151"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52" style:parent-style-name="Standaardalinea-lettertype" style:family="text">
      <style:text-properties style:font-name="Courier New" style:font-name-asian="Times New Roman" style:font-name-complex="Courier New" fo:color="#E5C07B" style:letter-kerning="false" fo:font-size="10.5pt" style:font-size-asian="10.5pt" style:font-size-complex="10.5pt" fo:language="fr" fo:country="BE" style:language-asian="nl" style:country-asian="BE" style:language-complex="ar" style:country-complex="SA"/>
    </style:style>
    <style:style style:name="T153"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54"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T155"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56"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T157" style:parent-style-name="Standaardalinea-lettertype" style:family="text">
      <style:text-properties style:font-name="Courier New" style:font-name-asian="Times New Roman" style:font-name-complex="Courier New" fo:color="#E5C07B" style:letter-kerning="false" fo:font-size="10.5pt" style:font-size-asian="10.5pt" style:font-size-complex="10.5pt" fo:language="fr" fo:country="BE" style:language-asian="nl" style:country-asian="BE" style:language-complex="ar" style:country-complex="SA"/>
    </style:style>
    <style:style style:name="T158"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T159"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60"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P161" style:parent-style-name="Standaard" style:family="paragraph">
      <style:paragraph-properties style:vertical-align="auto" style:line-height-at-least="0.1979in" fo:background-color="#282C34"/>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fo:hyphenate="true"/>
    </style:style>
    <style:style style:name="P162" style:parent-style-name="Standaard" style:family="paragraph">
      <style:paragraph-properties style:vertical-align="auto" style:line-height-at-least="0.1979in" fo:background-color="#282C34"/>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fo:hyphenate="true"/>
    </style:style>
    <style:style style:name="P163" style:parent-style-name="Standaard" style:family="paragraph">
      <style:paragraph-properties style:vertical-align="auto" style:line-height-at-least="0.1979in" fo:background-color="#282C34"/>
      <style:text-properties fo:hyphenate="true"/>
    </style:style>
    <style:style style:name="T164" style:parent-style-name="Standaardalinea-lettertype" style:family="text">
      <style:text-properties style:font-name="Courier New" style:font-name-asian="Times New Roman" style:font-name-complex="Courier New" fo:color="#56B6C2" style:letter-kerning="false" fo:font-size="10.5pt" style:font-size-asian="10.5pt" style:font-size-complex="10.5pt" fo:language="fr" fo:country="BE" style:language-asian="nl" style:country-asian="BE" style:language-complex="ar" style:country-complex="SA"/>
    </style:style>
    <style:style style:name="T165"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T166"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fr" fo:country="BE" style:language-asian="nl" style:country-asian="BE" style:language-complex="ar" style:country-complex="SA"/>
    </style:style>
    <style:style style:name="T167"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T168" style:parent-style-name="Standaardalinea-lettertype" style:family="text">
      <style:text-properties style:font-name="Courier New" style:font-name-asian="Times New Roman" style:font-name-complex="Courier New" fo:font-style="italic" style:font-style-asian="italic" style:font-style-complex="italic" fo:color="#D19A66" style:letter-kerning="false" fo:font-size="10.5pt" style:font-size-asian="10.5pt" style:font-size-complex="10.5pt" fo:language="fr" fo:country="BE" style:language-asian="nl" style:country-asian="BE" style:language-complex="ar" style:country-complex="SA"/>
    </style:style>
    <style:style style:name="T169"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P170" style:parent-style-name="Standaard" style:family="paragraph">
      <style:paragraph-properties style:vertical-align="auto" style:line-height-at-least="0.1979in" fo:background-color="#282C34"/>
      <style:text-properties fo:hyphenate="true"/>
    </style:style>
    <style:style style:name="T171"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T172" style:parent-style-name="Standaardalinea-lettertype" style:family="text">
      <style:text-properties style:font-name="Courier New" style:font-name-asian="Times New Roman" style:font-name-complex="Courier New" fo:color="#61AFEF" style:letter-kerning="false" fo:font-size="10.5pt" style:font-size-asian="10.5pt" style:font-size-complex="10.5pt" fo:language="fr" fo:country="BE" style:language-asian="nl" style:country-asian="BE" style:language-complex="ar" style:country-complex="SA"/>
    </style:style>
    <style:style style:name="T173"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74"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fr" fo:country="BE" style:language-asian="nl" style:country-asian="BE" style:language-complex="ar" style:country-complex="SA"/>
    </style:style>
    <style:style style:name="T175"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fr" fo:country="BE" style:language-asian="nl" style:country-asian="BE" style:language-complex="ar" style:country-complex="SA"/>
    </style:style>
    <style:style style:name="T176"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P177" style:parent-style-name="Standaard" style:family="paragraph">
      <style:paragraph-properties style:vertical-align="auto" style:line-height-at-least="0.1979in" fo:background-color="#282C34"/>
      <style:text-properties fo:hyphenate="true"/>
    </style:style>
    <style:style style:name="T178"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fr" fo:country="BE" style:language-asian="nl" style:country-asian="BE" style:language-complex="ar" style:country-complex="SA"/>
    </style:style>
    <style:style style:name="T179"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80"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181"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182" style:parent-style-name="Standaard" style:family="paragraph">
      <style:paragraph-properties style:vertical-align="auto" style:line-height-at-least="0.1979in" fo:background-color="#282C34"/>
      <style:text-properties fo:hyphenate="true"/>
    </style:style>
    <style:style style:name="T183"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84"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185"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86" style:parent-style-name="Standaardalinea-lettertype" style:family="text">
      <style:text-properties style:font-name="Courier New" style:font-name-asian="Times New Roman" style:font-name-complex="Courier New" fo:color="#E5C07B" style:letter-kerning="false" fo:font-size="10.5pt" style:font-size-asian="10.5pt" style:font-size-complex="10.5pt" fo:language="en" fo:country="US" style:language-asian="nl" style:country-asian="BE" style:language-complex="ar" style:country-complex="SA"/>
    </style:style>
    <style:style style:name="T187"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P188" style:parent-style-name="Standaard" style:family="paragraph">
      <style:paragraph-properties style:vertical-align="auto" style:line-height-at-least="0.1979in" fo:background-color="#282C34"/>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fo:hyphenate="true"/>
    </style:style>
    <style:style style:name="P189" style:parent-style-name="Standaard" style:family="paragraph">
      <style:paragraph-properties style:vertical-align="auto" style:line-height-at-least="0.1979in" fo:background-color="#282C34"/>
      <style:text-properties fo:hyphenate="true"/>
    </style:style>
    <style:style style:name="T190"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91"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192"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193" style:parent-style-name="Standaard" style:family="paragraph">
      <style:paragraph-properties style:vertical-align="auto" style:line-height-at-least="0.1979in" fo:background-color="#282C34"/>
      <style:text-properties fo:hyphenate="true"/>
    </style:style>
    <style:style style:name="T194"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195"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196"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197"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198" style:parent-style-name="Standaard" style:family="paragraph">
      <style:paragraph-properties style:vertical-align="auto" style:line-height-at-least="0.1979in" fo:background-color="#282C34"/>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fo:hyphenate="true"/>
    </style:style>
    <style:style style:name="P199" style:parent-style-name="Standaard" style:family="paragraph">
      <style:paragraph-properties style:vertical-align="auto" style:line-height-at-least="0.1979in" fo:background-color="#282C34"/>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fo:hyphenate="true"/>
    </style:style>
    <style:style style:name="P200" style:parent-style-name="Standaard" style:family="paragraph">
      <style:paragraph-properties style:vertical-align="auto" style:line-height-at-least="0.1979in" fo:background-color="#282C34"/>
      <style:text-properties fo:hyphenate="true"/>
    </style:style>
    <style:style style:name="T201" style:parent-style-name="Standaardalinea-lettertype" style:family="text">
      <style:text-properties style:font-name="Courier New" style:font-name-asian="Times New Roman" style:font-name-complex="Courier New" fo:color="#56B6C2" style:letter-kerning="false" fo:font-size="10.5pt" style:font-size-asian="10.5pt" style:font-size-complex="10.5pt" fo:language="en" fo:country="US" style:language-asian="nl" style:country-asian="BE" style:language-complex="ar" style:country-complex="SA"/>
    </style:style>
    <style:style style:name="T202"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03"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204"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05" style:parent-style-name="Standaardalinea-lettertype" style:family="text">
      <style:text-properties style:font-name="Courier New" style:font-name-asian="Times New Roman" style:font-name-complex="Courier New" fo:font-style="italic" style:font-style-asian="italic" style:font-style-complex="italic" fo:color="#D19A66" style:letter-kerning="false" fo:font-size="10.5pt" style:font-size-asian="10.5pt" style:font-size-complex="10.5pt" fo:language="en" fo:country="US" style:language-asian="nl" style:country-asian="BE" style:language-complex="ar" style:country-complex="SA"/>
    </style:style>
    <style:style style:name="T206"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207" style:parent-style-name="Standaard" style:family="paragraph">
      <style:paragraph-properties style:vertical-align="auto" style:line-height-at-least="0.1979in" fo:background-color="#282C34"/>
      <style:text-properties fo:hyphenate="true"/>
    </style:style>
    <style:style style:name="T208"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09" style:parent-style-name="Standaardalinea-lettertype" style:family="text">
      <style:text-properties style:font-name="Courier New" style:font-name-asian="Times New Roman" style:font-name-complex="Courier New" fo:color="#61AFEF" style:letter-kerning="false" fo:font-size="10.5pt" style:font-size-asian="10.5pt" style:font-size-complex="10.5pt" fo:language="en" fo:country="US" style:language-asian="nl" style:country-asian="BE" style:language-complex="ar" style:country-complex="SA"/>
    </style:style>
    <style:style style:name="T210"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11"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212"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13"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214" style:parent-style-name="Standaard" style:family="paragraph">
      <style:paragraph-properties style:vertical-align="auto" style:line-height-at-least="0.1979in" fo:background-color="#282C34"/>
      <style:text-properties fo:hyphenate="true"/>
    </style:style>
    <style:style style:name="T215"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16"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217"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18"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219" style:parent-style-name="Standaard" style:family="paragraph">
      <style:paragraph-properties style:vertical-align="auto" style:line-height-at-least="0.1979in" fo:background-color="#282C34"/>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fo:hyphenate="true"/>
    </style:style>
    <style:style style:name="P220" style:parent-style-name="Standaard" style:family="paragraph">
      <style:paragraph-properties style:vertical-align="auto" style:line-height-at-least="0.1979in" fo:background-color="#282C34"/>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fo:hyphenate="true"/>
    </style:style>
    <style:style style:name="P221" style:parent-style-name="Standaard" style:family="paragraph">
      <style:paragraph-properties style:vertical-align="auto" style:line-height-at-least="0.1979in" fo:background-color="#282C34"/>
      <style:text-properties fo:hyphenate="true"/>
    </style:style>
    <style:style style:name="T222" style:parent-style-name="Standaardalinea-lettertype" style:family="text">
      <style:text-properties style:font-name="Courier New" style:font-name-asian="Times New Roman" style:font-name-complex="Courier New" fo:color="#56B6C2" style:letter-kerning="false" fo:font-size="10.5pt" style:font-size-asian="10.5pt" style:font-size-complex="10.5pt" fo:language="en" fo:country="US" style:language-asian="nl" style:country-asian="BE" style:language-complex="ar" style:country-complex="SA"/>
    </style:style>
    <style:style style:name="T223"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24"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225"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226" style:parent-style-name="Standaard" style:family="paragraph">
      <style:paragraph-properties style:vertical-align="auto" style:line-height-at-least="0.1979in" fo:background-color="#282C34"/>
      <style:text-properties fo:hyphenate="true"/>
    </style:style>
    <style:style style:name="T227"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28"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229"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30" style:parent-style-name="Standaardalinea-lettertype" style:family="text">
      <style:text-properties style:font-name="Courier New" style:font-name-asian="Times New Roman" style:font-name-complex="Courier New" fo:color="#E5C07B" style:letter-kerning="false" fo:font-size="10.5pt" style:font-size-asian="10.5pt" style:font-size-complex="10.5pt" fo:language="en" fo:country="US" style:language-asian="nl" style:country-asian="BE" style:language-complex="ar" style:country-complex="SA"/>
    </style:style>
    <style:style style:name="T231"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32"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33"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34"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235" style:parent-style-name="Standaard" style:family="paragraph">
      <style:paragraph-properties style:vertical-align="auto" style:line-height-at-least="0.1979in" fo:background-color="#282C34"/>
      <style:text-properties fo:hyphenate="true"/>
    </style:style>
    <style:style style:name="T236"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37"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238"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39" style:parent-style-name="Standaardalinea-lettertype" style:family="text">
      <style:text-properties style:font-name="Courier New" style:font-name-asian="Times New Roman" style:font-name-complex="Courier New" fo:color="#E5C07B" style:letter-kerning="false" fo:font-size="10.5pt" style:font-size-asian="10.5pt" style:font-size-complex="10.5pt" fo:language="en" fo:country="US" style:language-asian="nl" style:country-asian="BE" style:language-complex="ar" style:country-complex="SA"/>
    </style:style>
    <style:style style:name="T240"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41"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42"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243"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44"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45"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46"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247" style:parent-style-name="Standaard" style:family="paragraph">
      <style:paragraph-properties style:vertical-align="auto" style:line-height-at-least="0.1979in" fo:background-color="#282C34"/>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fo:hyphenate="true"/>
    </style:style>
    <style:style style:name="P248" style:parent-style-name="Standaard" style:family="paragraph">
      <style:paragraph-properties style:vertical-align="auto" style:line-height-at-least="0.1979in" fo:background-color="#282C34"/>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fo:hyphenate="true"/>
    </style:style>
    <style:style style:name="P249" style:parent-style-name="Standaard" style:family="paragraph">
      <style:paragraph-properties style:vertical-align="auto" style:line-height-at-least="0.1979in" fo:background-color="#282C34"/>
      <style:text-properties fo:hyphenate="true"/>
    </style:style>
    <style:style style:name="T250" style:parent-style-name="Standaardalinea-lettertype" style:family="text">
      <style:text-properties style:font-name="Courier New" style:font-name-asian="Times New Roman" style:font-name-complex="Courier New" fo:color="#56B6C2" style:letter-kerning="false" fo:font-size="10.5pt" style:font-size-asian="10.5pt" style:font-size-complex="10.5pt" fo:language="en" fo:country="US" style:language-asian="nl" style:country-asian="BE" style:language-complex="ar" style:country-complex="SA"/>
    </style:style>
    <style:style style:name="T251"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52"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53" style:parent-style-name="Standaardalinea-lettertype" style:family="text">
      <style:text-properties style:font-name="Courier New" style:font-name-asian="Times New Roman" style:font-name-complex="Courier New" fo:color="#E06C75" style:letter-kerning="false" fo:font-size="10.5pt" style:font-size-asian="10.5pt" style:font-size-complex="10.5pt" fo:language="en" fo:country="US" style:language-asian="nl" style:country-asian="BE" style:language-complex="ar" style:country-complex="SA"/>
    </style:style>
    <style:style style:name="T254"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55" style:parent-style-name="Standaardalinea-lettertype" style:family="text">
      <style:text-properties style:font-name="Courier New" style:font-name-asian="Times New Roman" style:font-name-complex="Courier New" fo:color="#98C379" style:letter-kerning="false" fo:font-size="10.5pt" style:font-size-asian="10.5pt" style:font-size-complex="10.5pt" fo:language="en" fo:country="US" style:language-asian="nl" style:country-asian="BE" style:language-complex="ar" style:country-complex="SA"/>
    </style:style>
    <style:style style:name="T256"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P257" style:parent-style-name="Standaard" style:family="paragraph">
      <style:paragraph-properties style:vertical-align="auto" style:line-height-at-least="0.1979in" fo:background-color="#282C34"/>
      <style:text-properties fo:hyphenate="true"/>
    </style:style>
    <style:style style:name="T258"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59"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P260" style:parent-style-name="Standaard" style:family="paragraph">
      <style:paragraph-properties style:vertical-align="auto" style:line-height-at-least="0.1979in" fo:background-color="#282C34"/>
      <style:text-properties fo:hyphenate="true"/>
    </style:style>
    <style:style style:name="T261"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62"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P263" style:parent-style-name="Standaard" style:family="paragraph">
      <style:paragraph-properties style:vertical-align="auto" style:line-height-at-least="0.1979in" fo:background-color="#282C34"/>
      <style:text-properties fo:hyphenate="true"/>
    </style:style>
    <style:style style:name="T264"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T265"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P266" style:parent-style-name="Standaard" style:family="paragraph">
      <style:paragraph-properties style:vertical-align="auto" style:line-height-at-least="0.1979in" fo:background-color="#282C34"/>
      <style:text-properties fo:hyphenate="true"/>
    </style:style>
    <style:style style:name="T267" style:parent-style-name="Standaardalinea-lettertype" style:family="text">
      <style:text-properties style:font-name="Courier New" style:font-name-asian="Times New Roman" style:font-name-complex="Courier New" fo:color="#ABB2BF" style:letter-kerning="false" fo:font-size="10.5pt" style:font-size-asian="10.5pt" style:font-size-complex="10.5pt" fo:language="en" fo:country="US" style:language-asian="nl" style:country-asian="BE" style:language-complex="ar" style:country-complex="SA"/>
    </style:style>
    <style:style style:name="T268" style:parent-style-name="Standaardalinea-lettertype" style:family="text">
      <style:text-properties style:font-name="Courier New" style:font-name-asian="Times New Roman" style:font-name-complex="Courier New" fo:color="#BBBBBB" style:letter-kerning="false" fo:font-size="10.5pt" style:font-size-asian="10.5pt" style:font-size-complex="10.5pt" fo:language="en" fo:country="US" style:language-asian="nl" style:country-asian="BE" style:language-complex="ar" style:country-complex="SA"/>
    </style:style>
    <style:style style:name="P269" style:parent-style-name="Textbody" style:family="paragraph">
      <style:text-properties style:font-name="Fira Sans" fo:font-size="11pt" style:font-size-asian="11pt" fo:language="en" fo:country="US"/>
    </style:style>
    <style:style style:name="P270" style:parent-style-name="Textbody" style:family="paragraph">
      <style:text-properties style:font-name="Fira Sans" fo:font-size="11pt" style:font-size-asian="11pt" fo:language="en" fo:country="US"/>
    </style:style>
    <style:style style:name="T271" style:parent-style-name="Standaardalinea-lettertype" style:family="text">
      <style:text-properties style:font-name="Fira Sans" fo:font-size="11pt" style:font-size-asian="11pt" fo:language="en" fo:country="US"/>
    </style:style>
    <style:style style:name="T272" style:parent-style-name="Standaardalinea-lettertype" style:family="text">
      <style:text-properties style:font-name="Helvetica" fo:color="#FF0000" fo:language="en" fo:country="US"/>
    </style:style>
    <style:style style:name="T273" style:parent-style-name="Standaardalinea-lettertype" style:family="text">
      <style:text-properties style:font-name="Helvetica" fo:color="#FF0000" fo:language="en" fo:country="US"/>
    </style:style>
    <style:style style:name="P274" style:parent-style-name="Textbody" style:family="paragraph">
      <style:text-properties style:font-name="Fira Sans" fo:font-size="11pt" style:font-size-asian="11pt" fo:language="en" fo:country="US"/>
    </style:style>
    <style:style style:name="P275" style:parent-style-name="Textbody" style:family="paragraph">
      <style:text-properties style:font-name="Fira Sans" fo:font-size="11pt" style:font-size-asian="11pt"/>
    </style:style>
    <style:style style:name="P276" style:parent-style-name="Textbody" style:family="paragraph">
      <style:text-properties style:font-name="Fira Sans" fo:font-size="11pt" style:font-size-asian="11pt"/>
    </style:style>
    <style:style style:name="P277" style:parent-style-name="Textbody" style:family="paragraph">
      <style:text-properties style:font-name="Fira Sans" fo:font-size="11pt" style:font-size-asian="11pt"/>
    </style:style>
    <style:style style:name="P278" style:parent-style-name="Textbody" style:family="paragraph">
      <style:text-properties style:font-name="Fira Sans" fo:font-size="11pt" style:font-size-asian="11pt"/>
    </style:style>
    <style:style style:name="P279" style:parent-style-name="Textbody" style:family="paragraph">
      <style:text-properties style:font-name="Fira Sans" fo:font-size="11pt" style:font-size-asian="11pt"/>
    </style:style>
    <style:style style:name="P280" style:parent-style-name="Textbody" style:family="paragraph">
      <style:text-properties style:font-name="Fira Sans" fo:font-size="11pt" style:font-size-asian="11pt"/>
    </style:style>
    <style:style style:name="P281" style:parent-style-name="Textbody" style:family="paragraph">
      <style:text-properties style:font-name="Fira Sans" fo:font-size="11pt" style:font-size-asian="11pt"/>
    </style:style>
    <style:style style:name="P282" style:parent-style-name="Textbody" style:family="paragraph">
      <style:text-properties style:font-name="Fira Sans" fo:font-size="11pt" style:font-size-asian="11pt"/>
    </style:style>
    <style:style style:name="P283" style:parent-style-name="Textbody" style:family="paragraph">
      <style:text-properties style:font-name="Fira Sans" fo:font-size="11pt" style:font-size-asian="11pt"/>
    </style:style>
    <style:style style:name="P284" style:parent-style-name="Textbody" style:family="paragraph">
      <style:text-properties style:font-name="Fira Sans" fo:font-size="11pt" style:font-size-asian="11pt"/>
    </style:style>
    <style:style style:name="P285" style:parent-style-name="Textbody" style:family="paragraph">
      <style:text-properties style:font-name="Fira Sans" fo:font-size="11pt" style:font-size-asian="11pt"/>
    </style:style>
    <style:style style:name="P286" style:parent-style-name="Textbody" style:family="paragraph">
      <style:text-properties style:font-name="Fira Sans" fo:font-size="11pt" style:font-size-asian="11pt"/>
    </style:style>
    <style:style style:name="P287" style:parent-style-name="Textbody" style:family="paragraph">
      <style:text-properties style:font-name="Fira Sans" fo:font-size="11pt" style:font-size-asian="11pt"/>
    </style:style>
    <style:style style:name="P288" style:parent-style-name="Textbody" style:family="paragraph">
      <style:text-properties style:font-name="Fira Sans" fo:font-size="11pt" style:font-size-asian="11pt"/>
    </style:style>
    <style:style style:name="P289" style:parent-style-name="Textbody" style:family="paragraph">
      <style:text-properties style:font-name="Fira Sans" fo:font-size="11pt" style:font-size-asian="11pt"/>
    </style:style>
    <style:style style:name="P290" style:parent-style-name="Textbody" style:family="paragraph">
      <style:text-properties style:font-name="Fira Sans" fo:font-size="11pt" style:font-size-asian="11pt"/>
    </style:style>
    <style:style style:name="P291" style:parent-style-name="Textbody" style:family="paragraph">
      <style:text-properties style:font-name="Fira Sans" fo:font-size="11pt" style:font-size-asian="11pt"/>
    </style:style>
    <style:style style:name="P292" style:parent-style-name="Textbody" style:family="paragraph">
      <style:text-properties style:font-name="Fira Sans" fo:font-size="11pt" style:font-size-asian="11pt"/>
    </style:style>
    <style:style style:name="P293" style:parent-style-name="Textbody" style:family="paragraph">
      <style:text-properties style:font-name="Fira Sans" fo:font-size="11pt" style:font-size-asian="11pt"/>
    </style:style>
    <style:style style:name="P294" style:parent-style-name="Textbody" style:family="paragraph">
      <style:text-properties style:font-name="Fira Sans" fo:font-size="11pt" style:font-size-asian="11pt"/>
    </style:style>
    <style:style style:name="P295" style:parent-style-name="Textbody" style:family="paragraph">
      <style:text-properties style:font-name="Fira Sans" fo:font-size="11pt" style:font-size-asian="11pt"/>
    </style:style>
    <style:style style:name="P296" style:parent-style-name="Textbody" style:family="paragraph">
      <style:text-properties style:font-name="Fira Sans" fo:font-size="11pt" style:font-size-asian="11pt"/>
    </style:style>
    <style:style style:name="P297" style:parent-style-name="Textbody" style:family="paragraph">
      <style:text-properties style:font-name="Fira Sans" fo:font-size="11pt" style:font-size-asian="11pt"/>
    </style:style>
    <style:style style:name="P298" style:parent-style-name="Textbody" style:family="paragraph">
      <style:text-properties style:font-name="Fira Sans" fo:font-size="11pt" style:font-size-asian="11pt"/>
    </style:style>
    <style:style style:name="P299" style:parent-style-name="Textbody" style:family="paragraph">
      <style:text-properties style:font-name="Fira Sans" fo:font-size="11pt" style:font-size-asian="11pt"/>
    </style:style>
    <style:style style:name="P300" style:parent-style-name="Textbody" style:family="paragraph">
      <style:text-properties style:font-name="Fira Sans" fo:font-size="11pt" style:font-size-asian="11pt" fo:language="en" fo:country="US"/>
    </style:style>
    <style:style style:name="P301" style:parent-style-name="Textbody" style:family="paragraph">
      <style:text-properties style:font-name="Fira Sans" fo:font-size="11pt" style:font-size-asian="11pt" fo:language="en" fo:country="US"/>
    </style:style>
    <style:style style:name="P302" style:parent-style-name="Textbody" style:family="paragraph">
      <style:text-properties style:font-name="Fira Sans" fo:font-size="11pt" style:font-size-asian="11pt" fo:language="en" fo:country="US"/>
    </style:style>
    <style:style style:name="P303" style:parent-style-name="Textbody" style:family="paragraph">
      <style:text-properties style:font-name="Fira Sans" fo:font-size="11pt" style:font-size-asian="11pt"/>
    </style:style>
    <style:style style:name="P304" style:parent-style-name="Textbody" style:family="paragraph">
      <style:text-properties style:font-name="Fira Sans" fo:font-size="11pt" style:font-size-asian="11pt"/>
    </style:style>
    <style:style style:name="P305" style:parent-style-name="Textbody" style:family="paragraph">
      <style:text-properties style:font-name="Fira Sans" fo:font-size="11pt" style:font-size-asian="11pt"/>
    </style:style>
    <style:style style:name="P306" style:parent-style-name="Textbody" style:family="paragraph">
      <style:text-properties style:font-name="Fira Sans" fo:font-size="11pt" style:font-size-asian="11pt" fo:language="en" fo:country="US"/>
    </style:style>
    <style:style style:name="P307" style:parent-style-name="Textbody" style:family="paragraph">
      <style:text-properties style:font-name="Fira Sans" fo:font-size="11pt" style:font-size-asian="11pt" fo:language="en" fo:country="US"/>
    </style:style>
    <style:style style:name="P308" style:parent-style-name="Textbody" style:family="paragraph">
      <style:text-properties style:font-name="Fira Sans" fo:font-size="11pt" style:font-size-asian="11pt"/>
    </style:style>
    <style:style style:name="P309" style:parent-style-name="Textbody" style:family="paragraph">
      <style:text-properties style:font-name="Fira Sans" fo:font-size="11pt" style:font-size-asian="11pt" fo:language="en" fo:country="US"/>
    </style:style>
    <style:style style:name="P310" style:parent-style-name="Textbody" style:family="paragraph">
      <style:text-properties style:font-name="Fira Sans" fo:font-size="11pt" style:font-size-asian="11pt" fo:language="en" fo:country="US"/>
    </style:style>
    <style:style style:name="P311" style:parent-style-name="Textbody" style:family="paragraph">
      <style:text-properties style:font-name="Fira Sans" fo:font-size="11pt" style:font-size-asian="11pt"/>
    </style:style>
    <style:style style:name="P312" style:parent-style-name="Textbody" style:family="paragraph">
      <style:text-properties style:font-name="Fira Sans" fo:font-size="11pt" style:font-size-asian="11pt" fo:language="en" fo:country="US"/>
    </style:style>
    <style:style style:name="P313" style:parent-style-name="Textbody" style:family="paragraph">
      <style:text-properties style:font-name="Fira Sans" fo:font-size="11pt" style:font-size-asian="11pt" fo:language="en" fo:country="US"/>
    </style:style>
    <style:style style:name="P314" style:parent-style-name="Textbody" style:family="paragraph">
      <style:text-properties style:font-name="Fira Sans" fo:font-size="11pt" style:font-size-asian="11pt"/>
    </style:style>
    <style:style style:name="P315" style:parent-style-name="Textbody" style:family="paragraph">
      <style:text-properties style:font-name="Fira Sans" fo:font-size="11pt" style:font-size-asian="11pt"/>
    </style:style>
    <style:style style:name="P316" style:parent-style-name="Textbody" style:family="paragraph">
      <style:text-properties style:font-name="Fira Sans" fo:font-size="11pt" style:font-size-asian="11pt"/>
    </style:style>
    <style:style style:name="P317" style:parent-style-name="Textbody" style:family="paragraph">
      <style:text-properties style:font-name="Fira Sans" fo:font-size="11pt" style:font-size-asian="11pt"/>
    </style:style>
    <style:style style:name="P318" style:parent-style-name="Textbody" style:family="paragraph">
      <style:text-properties style:font-name="Fira Sans" fo:font-size="11pt" style:font-size-asian="11pt"/>
    </style:style>
    <style:style style:name="P319" style:parent-style-name="Textbody" style:family="paragraph">
      <style:text-properties style:font-name="Fira Sans" fo:font-size="11pt" style:font-size-asian="11pt"/>
    </style:style>
    <style:style style:name="P320" style:parent-style-name="Textbody" style:family="paragraph">
      <style:text-properties style:font-name="Fira Sans" fo:font-size="11pt" style:font-size-asian="11pt"/>
    </style:style>
    <style:style style:name="P321" style:parent-style-name="Textbody" style:family="paragraph">
      <style:text-properties style:font-name="Fira Sans" fo:font-size="11pt" style:font-size-asian="11pt"/>
    </style:style>
    <style:style style:name="P322" style:parent-style-name="Textbody" style:family="paragraph">
      <style:text-properties style:font-name="Fira Sans" fo:font-size="11pt" style:font-size-asian="11pt"/>
    </style:style>
    <style:style style:name="P323" style:parent-style-name="Textbody" style:family="paragraph">
      <style:text-properties style:font-name="Fira Sans" fo:font-size="11pt" style:font-size-asian="11pt"/>
    </style:style>
    <style:style style:name="P324" style:parent-style-name="Textbody" style:family="paragraph">
      <style:text-properties style:font-name="Fira Sans" fo:font-size="11pt" style:font-size-asian="11pt"/>
    </style:style>
    <style:style style:name="P325" style:parent-style-name="Textbody" style:family="paragraph">
      <style:text-properties style:font-name="Fira Sans" fo:font-size="11pt" style:font-size-asian="11pt"/>
    </style:style>
    <style:style style:name="P326" style:parent-style-name="Textbody" style:family="paragraph">
      <style:text-properties style:font-name="Fira Sans" fo:font-size="11pt" style:font-size-asian="11pt"/>
    </style:style>
    <style:style style:name="P327" style:parent-style-name="Textbody" style:family="paragraph">
      <style:text-properties style:font-name="Fira Sans" fo:font-size="11pt" style:font-size-asian="11pt" fo:language="en" fo:country="US"/>
    </style:style>
    <style:style style:name="P328" style:parent-style-name="Textbody" style:family="paragraph">
      <style:text-properties style:font-name="Fira Sans" fo:font-size="11pt" style:font-size-asian="11pt" fo:language="en" fo:country="US"/>
    </style:style>
    <style:style style:name="P329" style:parent-style-name="Textbody" style:family="paragraph">
      <style:text-properties style:font-name="Fira Sans" fo:font-size="11pt" style:font-size-asian="11pt" fo:language="en" fo:country="US"/>
    </style:style>
    <style:style style:name="P330" style:parent-style-name="Kop2" style:family="paragraph">
      <style:paragraph-properties fo:margin-top="0in" fo:background-color="#FFFFFF"/>
      <style:text-properties style:font-name="Fira Sans" fo:font-weight="normal" style:font-weight-asian="normal" style:font-weight-complex="normal" fo:color="#212529"/>
    </style:style>
    <style:style style:name="P331" style:parent-style-name="Kop1" style:family="paragraph">
      <style:paragraph-properties fo:margin-top="0in" fo:background-color="#FFFFFF"/>
      <style:text-properties style:font-name="Fira Sans" fo:font-weight="bold" style:font-weight-asian="bold" style:font-weight-complex="bold" fo:color="#212529"/>
    </style:style>
    <style:style style:name="P332" style:parent-style-name="Normaalweb" style:family="paragraph">
      <style:paragraph-properties fo:margin-top="0in" fo:background-color="#FFFFFF"/>
      <style:text-properties style:font-name="Fira Sans" fo:color="#212529" fo:font-size="11.5pt" style:font-size-asian="11.5pt" style:font-size-complex="11.5pt"/>
    </style:style>
    <style:style style:name="P333" style:parent-style-name="Normaalweb" style:family="paragraph">
      <style:paragraph-properties fo:margin-top="0in" fo:background-color="#FFFFFF"/>
      <style:text-properties style:font-name="Fira Sans" fo:color="#212529" fo:font-size="11.5pt" style:font-size-asian="11.5pt" style:font-size-complex="11.5pt"/>
    </style:style>
    <style:style style:name="P334" style:parent-style-name="Normaalweb" style:family="paragraph">
      <style:paragraph-properties fo:margin-top="0in" fo:background-color="#FFFFFF"/>
      <style:text-properties style:font-name="Fira Sans" fo:color="#212529" fo:font-size="11.5pt" style:font-size-asian="11.5pt" style:font-size-complex="11.5pt"/>
    </style:style>
    <style:style style:name="P335" style:parent-style-name="Normaalweb" style:family="paragraph">
      <style:paragraph-properties fo:margin-top="0in" fo:background-color="#FFFFFF"/>
      <style:text-properties style:font-name="Fira Sans" fo:color="#212529" fo:font-size="11.5pt" style:font-size-asian="11.5pt" style:font-size-complex="11.5pt"/>
    </style:style>
    <style:style style:name="P336" style:parent-style-name="Normaalweb" style:family="paragraph">
      <style:paragraph-properties fo:margin-top="0in" fo:background-color="#FFFFFF"/>
      <style:text-properties style:font-name="Fira Sans" fo:color="#212529" fo:font-size="11.5pt" style:font-size-asian="11.5pt" style:font-size-complex="11.5pt"/>
    </style:style>
    <style:style style:name="P337" style:parent-style-name="Normaalweb" style:family="paragraph">
      <style:paragraph-properties fo:margin-top="0in" fo:background-color="#FFFFFF"/>
      <style:text-properties style:font-name="Fira Sans" fo:color="#212529" fo:font-size="11.5pt" style:font-size-asian="11.5pt" style:font-size-complex="11.5pt"/>
    </style:style>
    <style:style style:name="P338" style:parent-style-name="Normaalweb" style:family="paragraph">
      <style:paragraph-properties fo:margin-top="0in" fo:background-color="#FFFFFF"/>
      <style:text-properties style:font-name="Fira Sans" fo:color="#212529" fo:font-size="11.5pt" style:font-size-asian="11.5pt" style:font-size-complex="11.5pt"/>
    </style:style>
    <style:style style:name="P339" style:parent-style-name="Kop1" style:family="paragraph">
      <style:paragraph-properties fo:margin-top="0in" fo:background-color="#FFFFFF"/>
    </style:style>
    <style:style style:name="T340" style:parent-style-name="Standaardalinea-lettertype" style:family="text">
      <style:text-properties style:font-name="Fira Sans" fo:font-weight="bold" style:font-weight-asian="bold" style:font-weight-complex="bold" fo:color="#212529"/>
    </style:style>
    <style:style style:name="P341" style:parent-style-name="Normaalweb" style:family="paragraph">
      <style:paragraph-properties fo:margin-top="0in" fo:background-color="#FFFFFF"/>
      <style:text-properties style:font-name="Fira Sans" fo:color="#212529" fo:font-size="11.5pt" style:font-size-asian="11.5pt" style:font-size-complex="11.5pt"/>
    </style:style>
    <style:style style:name="P342" style:parent-style-name="Normaalweb" style:family="paragraph">
      <style:paragraph-properties fo:margin-top="0in" fo:background-color="#FFFFFF"/>
      <style:text-properties style:font-name="Fira Sans" fo:color="#212529" fo:font-size="11.5pt" style:font-size-asian="11.5pt" style:font-size-complex="11.5pt"/>
    </style:style>
    <style:style style:name="P343" style:parent-style-name="Normaalweb" style:family="paragraph">
      <style:paragraph-properties fo:margin-top="0in" fo:background-color="#FFFFFF"/>
      <style:text-properties style:font-name="Fira Sans" fo:color="#212529" fo:font-size="11.5pt" style:font-size-asian="11.5pt" style:font-size-complex="11.5pt"/>
    </style:style>
    <style:style style:name="P344" style:parent-style-name="Normaalweb" style:family="paragraph">
      <style:paragraph-properties fo:margin-top="0in" fo:background-color="#FFFFFF"/>
    </style:style>
    <style:style style:name="T345" style:parent-style-name="Standaardalinea-lettertype" style:family="text">
      <style:text-properties style:font-name="Fira Sans" fo:color="#212529" fo:font-size="11.5pt" style:font-size-asian="11.5pt" style:font-size-complex="11.5pt"/>
    </style:style>
    <style:style style:name="T346" style:parent-style-name="Standaardalinea-lettertype" style:family="text">
      <style:text-properties style:font-name="Fira Sans" fo:font-weight="bold" style:font-weight-asian="bold" style:font-weight-complex="bold" fo:color="#212529" fo:font-size="11.5pt" style:font-size-asian="11.5pt" style:font-size-complex="11.5pt"/>
    </style:style>
    <style:style style:name="T347" style:parent-style-name="Standaardalinea-lettertype" style:family="text">
      <style:text-properties style:font-name="Fira Sans" fo:color="#212529" fo:font-size="11.5pt" style:font-size-asian="11.5pt" style:font-size-complex="11.5pt"/>
    </style:style>
    <style:style style:name="P348" style:parent-style-name="Normaalweb" style:family="paragraph">
      <style:paragraph-properties fo:margin-top="0in" fo:background-color="#FFFFFF"/>
    </style:style>
    <style:style style:name="T349" style:parent-style-name="Standaardalinea-lettertype" style:family="text">
      <style:text-properties style:font-name="Fira Sans" fo:color="#212529" fo:font-size="11.5pt" style:font-size-asian="11.5pt" style:font-size-complex="11.5pt"/>
    </style:style>
    <style:style style:name="T350" style:parent-style-name="Standaardalinea-lettertype" style:family="text">
      <style:text-properties style:font-name="Fira Sans" fo:font-weight="bold" style:font-weight-asian="bold" style:font-weight-complex="bold" fo:color="#212529" fo:font-size="11.5pt" style:font-size-asian="11.5pt" style:font-size-complex="11.5pt"/>
    </style:style>
    <style:style style:name="T351" style:parent-style-name="Standaardalinea-lettertype" style:family="text">
      <style:text-properties style:font-name="Fira Sans" fo:color="#212529" fo:font-size="11.5pt" style:font-size-asian="11.5pt" style:font-size-complex="11.5pt"/>
    </style:style>
    <style:style style:name="T352" style:parent-style-name="Standaardalinea-lettertype" style:family="text">
      <style:text-properties style:font-name="Fira Sans" fo:font-weight="bold" style:font-weight-asian="bold" style:font-weight-complex="bold" fo:color="#212529" fo:font-size="11.5pt" style:font-size-asian="11.5pt" style:font-size-complex="11.5pt"/>
    </style:style>
    <style:style style:name="T353" style:parent-style-name="Standaardalinea-lettertype" style:family="text">
      <style:text-properties style:font-name="Fira Sans" fo:color="#212529" fo:font-size="11.5pt" style:font-size-asian="11.5pt" style:font-size-complex="11.5pt"/>
    </style:style>
    <style:style style:name="P354" style:parent-style-name="Normaalweb" style:family="paragraph">
      <style:paragraph-properties fo:margin-top="0in" fo:background-color="#FFFFFF"/>
      <style:text-properties style:font-name="Fira Sans" fo:color="#212529" fo:font-size="11.5pt" style:font-size-asian="11.5pt" style:font-size-complex="11.5pt"/>
    </style:style>
    <style:style style:name="P355" style:parent-style-name="Normaalweb" style:family="paragraph">
      <style:paragraph-properties fo:margin-top="0in" fo:background-color="#FFFFFF"/>
      <style:text-properties style:font-name="Fira Sans" fo:color="#212529" fo:font-size="11.5pt" style:font-size-asian="11.5pt" style:font-size-complex="11.5pt"/>
    </style:style>
    <style:style style:name="P356" style:parent-style-name="Normaalweb" style:family="paragraph">
      <style:paragraph-properties fo:margin-top="0in" fo:background-color="#FFFFFF"/>
      <style:text-properties style:font-name="Fira Sans" fo:color="#212529" fo:font-size="11.5pt" style:font-size-asian="11.5pt" style:font-size-complex="11.5pt"/>
    </style:style>
    <style:style style:name="P357" style:parent-style-name="Normaalweb" style:family="paragraph">
      <style:paragraph-properties fo:margin-top="0in" fo:background-color="#FFFFFF"/>
    </style:style>
    <style:style style:name="T358" style:parent-style-name="Standaardalinea-lettertype" style:family="text">
      <style:text-properties style:font-name="Fira Sans" fo:color="#212529" fo:font-size="11.5pt" style:font-size-asian="11.5pt" style:font-size-complex="11.5pt" fo:language="en" fo:country="US"/>
    </style:style>
    <style:style style:name="T359" style:parent-style-name="Standaardalinea-lettertype" style:family="text">
      <style:text-properties style:font-name="Fira Sans" fo:font-weight="bold" style:font-weight-asian="bold" style:font-weight-complex="bold" fo:color="#212529" fo:font-size="11.5pt" style:font-size-asian="11.5pt" style:font-size-complex="11.5pt" fo:language="en" fo:country="US"/>
    </style:style>
    <style:style style:name="P360" style:parent-style-name="Normaalweb" style:family="paragraph">
      <style:paragraph-properties fo:margin-top="0in" fo:background-color="#FFFFFF"/>
    </style:style>
    <style:style style:name="T361" style:parent-style-name="Standaardalinea-lettertype" style:family="text">
      <style:text-properties style:font-name="Fira Sans" fo:color="#212529" fo:font-size="11.5pt" style:font-size-asian="11.5pt" style:font-size-complex="11.5pt"/>
    </style:style>
    <style:style style:name="T362" style:parent-style-name="Standaardalinea-lettertype" style:family="text">
      <style:text-properties style:font-name="Fira Sans" fo:font-weight="bold" style:font-weight-asian="bold" style:font-weight-complex="bold" fo:color="#212529" fo:font-size="11.5pt" style:font-size-asian="11.5pt" style:font-size-complex="11.5pt"/>
    </style:style>
    <style:style style:name="P363" style:parent-style-name="Normaalweb" style:family="paragraph">
      <style:paragraph-properties fo:margin-top="0in" fo:background-color="#FFFFFF"/>
    </style:style>
    <style:style style:name="T364" style:parent-style-name="Standaardalinea-lettertype" style:family="text">
      <style:text-properties style:font-name="Fira Sans" fo:color="#212529" fo:font-size="11.5pt" style:font-size-asian="11.5pt" style:font-size-complex="11.5pt"/>
    </style:style>
    <style:style style:name="T365" style:parent-style-name="Standaardalinea-lettertype" style:family="text">
      <style:text-properties style:font-name="Fira Sans" fo:font-weight="bold" style:font-weight-asian="bold" style:font-weight-complex="bold" fo:color="#212529" fo:font-size="11.5pt" style:font-size-asian="11.5pt" style:font-size-complex="11.5pt"/>
    </style:style>
    <style:style style:name="P366" style:parent-style-name="Normaalweb" style:family="paragraph">
      <style:paragraph-properties fo:margin-top="0in" fo:background-color="#FFFFFF"/>
    </style:style>
    <style:style style:name="T367" style:parent-style-name="Standaardalinea-lettertype" style:family="text">
      <style:text-properties style:font-name="Fira Sans" fo:color="#212529" fo:font-size="11.5pt" style:font-size-asian="11.5pt" style:font-size-complex="11.5pt"/>
    </style:style>
    <style:style style:name="T368" style:parent-style-name="Standaardalinea-lettertype" style:family="text">
      <style:text-properties style:font-name="Fira Sans" fo:font-weight="bold" style:font-weight-asian="bold" style:font-weight-complex="bold" fo:color="#212529" fo:font-size="11.5pt" style:font-size-asian="11.5pt" style:font-size-complex="11.5pt"/>
    </style:style>
    <style:style style:name="T369" style:parent-style-name="Standaardalinea-lettertype" style:family="text">
      <style:text-properties style:font-name="Fira Sans" fo:color="#212529" fo:font-size="11.5pt" style:font-size-asian="11.5pt" style:font-size-complex="11.5pt"/>
    </style:style>
    <style:style style:name="T370" style:parent-style-name="Standaardalinea-lettertype" style:family="text">
      <style:text-properties style:font-name="Fira Sans" fo:font-weight="bold" style:font-weight-asian="bold" style:font-weight-complex="bold" fo:color="#212529" fo:font-size="11.5pt" style:font-size-asian="11.5pt" style:font-size-complex="11.5pt"/>
    </style:style>
    <style:style style:name="T371" style:parent-style-name="Standaardalinea-lettertype" style:family="text">
      <style:text-properties style:font-name="Fira Sans" fo:color="#212529" fo:font-size="11.5pt" style:font-size-asian="11.5pt" style:font-size-complex="11.5pt"/>
    </style:style>
    <style:style style:name="P372" style:parent-style-name="Normaalweb" style:family="paragraph">
      <style:paragraph-properties fo:margin-top="0in" fo:background-color="#FFFFFF"/>
      <style:text-properties style:font-name="Fira Sans" fo:color="#212529" fo:font-size="11.5pt" style:font-size-asian="11.5pt" style:font-size-complex="11.5pt"/>
    </style:style>
    <style:style style:name="P373" style:parent-style-name="Normaalweb" style:family="paragraph">
      <style:paragraph-properties fo:margin-top="0in" fo:background-color="#FFFFFF"/>
    </style:style>
    <style:style style:name="T374" style:parent-style-name="Standaardalinea-lettertype" style:family="text">
      <style:text-properties style:font-name="Fira Sans" fo:color="#212529" fo:font-size="11.5pt" style:font-size-asian="11.5pt" style:font-size-complex="11.5pt"/>
    </style:style>
    <style:style style:name="T375" style:parent-style-name="Standaardalinea-lettertype" style:family="text">
      <style:text-properties style:font-name="Fira Sans" fo:font-weight="bold" style:font-weight-asian="bold" style:font-weight-complex="bold" fo:color="#212529" fo:font-size="11.5pt" style:font-size-asian="11.5pt" style:font-size-complex="11.5pt"/>
    </style:style>
    <style:style style:name="T376" style:parent-style-name="Standaardalinea-lettertype" style:family="text">
      <style:text-properties style:font-name="Fira Sans" fo:color="#212529" fo:font-size="11.5pt" style:font-size-asian="11.5pt" style:font-size-complex="11.5pt"/>
    </style:style>
    <style:style style:name="P377" style:parent-style-name="Normaalweb" style:family="paragraph">
      <style:paragraph-properties fo:margin-top="0in" fo:background-color="#FFFFFF"/>
      <style:text-properties style:font-name="Fira Sans" fo:color="#212529" fo:font-size="11.5pt" style:font-size-asian="11.5pt" style:font-size-complex="11.5pt"/>
    </style:style>
    <style:style style:name="P378" style:parent-style-name="Textbody" style:family="paragraph">
      <style:text-properties style:font-name="Fira Sans" fo:font-size="11pt" style:font-size-asian="11pt"/>
    </style:style>
    <style:style style:name="P379" style:parent-style-name="Textbody" style:family="paragraph">
      <style:text-properties style:font-name="Fira Sans" fo:font-size="11pt" style:font-size-asian="11pt"/>
    </style:style>
    <style:style style:name="P380" style:parent-style-name="Textbody" style:family="paragraph">
      <style:text-properties style:font-name="Fira Sans" fo:font-size="11pt" style:font-size-asian="11pt"/>
    </style:style>
    <style:style style:name="P381" style:parent-style-name="Textbody" style:family="paragraph">
      <style:text-properties style:font-name="Consolas" fo:color="#B9BBBE" fo:font-size="10.5pt" style:font-size-asian="10.5pt" style:font-size-complex="10.5pt" fo:background-color="#2F3136"/>
    </style:style>
    <style:style style:name="P382"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3"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384"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385"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386"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387"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388"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389"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0"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391"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392"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393"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394"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39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396"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397"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8"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399"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00"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401"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02"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03"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04"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5"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06"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07"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408"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09"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10"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11"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2"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13"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14"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41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16"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17"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18"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419"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0"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21"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22"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423"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24"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2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26"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7"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28"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29"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430"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31"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32"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33"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4"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3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36"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437"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38"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39"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40"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441"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2"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43"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44"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44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46"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47"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48"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449"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0"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51"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52"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453"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54"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5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56"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7"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58"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59"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460"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61"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62"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63"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4"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6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66"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467"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68"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69"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70"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471"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472"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3"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74"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75"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476"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77"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78"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79"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480"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1"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82"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483" style:parent-style-name="Standaardalinea-lettertype" style:family="text">
      <style:text-properties style:font-name="inherit" style:font-name-asian="Times New Roman" style:font-name-complex="Courier New" fo:color="#268BD2" style:letter-kerning="false" fo:font-size="10.5pt" style:font-size-asian="10.5pt" style:font-size-complex="10.5pt" fo:language="en" fo:country="US" style:language-asian="nl" style:country-asian="BE" style:language-complex="ar" style:country-complex="SA"/>
    </style:style>
    <style:style style:name="T484"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48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86"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7"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88"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489"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90"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91"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92"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93"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94" style:parent-style-name="Standaardalinea-lettertype" style:family="text">
      <style:text-properties style:font-name="inherit" style:font-name-asian="Times New Roman" style:font-name-complex="Courier New" fo:color="#B58900" style:letter-kerning="false" fo:font-size="10.5pt" style:font-size-asian="10.5pt" style:font-size-complex="10.5pt" fo:language="en" fo:country="US" style:language-asian="nl" style:country-asian="BE" style:language-complex="ar" style:country-complex="SA"/>
    </style:style>
    <style:style style:name="T49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496"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497"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498"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99"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500"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501"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502"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503"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504"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5"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506"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507" style:parent-style-name="Standaardalinea-lettertype" style:family="text">
      <style:text-properties style:font-name="inherit" style:font-name-asian="Times New Roman" style:font-name-complex="Courier New" fo:color="#268BD2" style:letter-kerning="false" fo:font-size="10.5pt" style:font-size-asian="10.5pt" style:font-size-complex="10.5pt" fo:language="en" fo:country="US" style:language-asian="nl" style:country-asian="BE" style:language-complex="ar" style:country-complex="SA"/>
    </style:style>
    <style:style style:name="T508"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509"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510"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11"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512"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513"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514"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51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516"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17"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518"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P519"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0"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T521"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fr" fo:country="BE" style:language-asian="nl" style:country-asian="BE" style:language-complex="ar" style:country-complex="SA"/>
    </style:style>
    <style:style style:name="T522"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P523"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fo:hyphenate="true"/>
    </style:style>
    <style:style style:name="P524"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T526"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fr" fo:country="BE" style:language-asian="nl" style:country-asian="BE" style:language-complex="ar" style:country-complex="SA"/>
    </style:style>
    <style:style style:name="T527"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P528"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9"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T530"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fr" fo:country="BE" style:language-asian="nl" style:country-asian="BE" style:language-complex="ar" style:country-complex="SA"/>
    </style:style>
    <style:style style:name="T531"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P532"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533"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534"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35"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536"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537" style:parent-style-name="Standaardalinea-lettertype" style:family="text">
      <style:text-properties style:font-name="inherit" style:font-name-asian="Times New Roman" style:font-name-complex="Courier New" fo:color="#268BD2" style:letter-kerning="false" fo:font-size="10.5pt" style:font-size-asian="10.5pt" style:font-size-complex="10.5pt" fo:language="en" fo:country="US" style:language-asian="nl" style:country-asian="BE" style:language-complex="ar" style:country-complex="SA"/>
    </style:style>
    <style:style style:name="T538"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539"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540"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41"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542"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543"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544"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54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546"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47"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548"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P549"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0"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T551"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fr" fo:country="BE" style:language-asian="nl" style:country-asian="BE" style:language-complex="ar" style:country-complex="SA"/>
    </style:style>
    <style:style style:name="T552"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P553"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554"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555"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6"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557"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558" style:parent-style-name="Standaardalinea-lettertype" style:family="text">
      <style:text-properties style:font-name="inherit" style:font-name-asian="Times New Roman" style:font-name-complex="Courier New" fo:color="#268BD2" style:letter-kerning="false" fo:font-size="10.5pt" style:font-size-asian="10.5pt" style:font-size-complex="10.5pt" fo:language="en" fo:country="US" style:language-asian="nl" style:country-asian="BE" style:language-complex="ar" style:country-complex="SA"/>
    </style:style>
    <style:style style:name="T559"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560"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561"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2"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563"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564"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565"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566"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567"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8"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569"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T570"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fr" fo:country="BE" style:language-asian="nl" style:country-asian="BE" style:language-complex="ar" style:country-complex="SA"/>
    </style:style>
    <style:style style:name="T571"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P572"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fo:hyphenate="true"/>
    </style:style>
    <style:style style:name="P573"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fo:hyphenate="true"/>
    </style:style>
    <style:style style:name="P574"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fo:hyphenate="true"/>
    </style:style>
    <style:style style:name="P575"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76"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T577"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fr" fo:country="BE" style:language-asian="nl" style:country-asian="BE" style:language-complex="ar" style:country-complex="SA"/>
    </style:style>
    <style:style style:name="T578"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P579"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0"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T581"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fr" fo:country="BE" style:language-asian="nl" style:country-asian="BE" style:language-complex="ar" style:country-complex="SA"/>
    </style:style>
    <style:style style:name="T582"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P583"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fo:hyphenate="true"/>
    </style:style>
    <style:style style:name="P584"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fo:hyphenate="true"/>
    </style:style>
    <style:style style:name="P585"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6"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fr" fo:country="BE" style:language-asian="nl" style:country-asian="BE" style:language-complex="ar" style:country-complex="SA"/>
    </style:style>
    <style:style style:name="T587"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fr" fo:country="BE" style:language-asian="nl" style:country-asian="BE" style:language-complex="ar" style:country-complex="SA"/>
    </style:style>
    <style:style style:name="T588" style:parent-style-name="Standaardalinea-lettertype" style:family="text">
      <style:text-properties style:font-name="inherit" style:font-name-asian="Times New Roman" style:font-name-complex="Courier New" fo:color="#268BD2" style:letter-kerning="false" fo:font-size="10.5pt" style:font-size-asian="10.5pt" style:font-size-complex="10.5pt" fo:language="fr" fo:country="BE" style:language-asian="nl" style:country-asian="BE" style:language-complex="ar" style:country-complex="SA"/>
    </style:style>
    <style:style style:name="T589"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fr" fo:country="BE" style:language-asian="nl" style:country-asian="BE" style:language-complex="ar" style:country-complex="SA"/>
    </style:style>
    <style:style style:name="T590"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P591"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2"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fr" fo:country="BE" style:language-asian="nl" style:country-asian="BE" style:language-complex="ar" style:country-complex="SA"/>
    </style:style>
    <style:style style:name="T593"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594"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596" style:parent-style-name="Standaardalinea-lettertype" style:family="text">
      <style:text-properties style:font-name="inherit" style:font-name-asian="Times New Roman" style:font-name-complex="Courier New" fo:color="#B58900" style:letter-kerning="false" fo:font-size="10.5pt" style:font-size-asian="10.5pt" style:font-size-complex="10.5pt" fo:language="en" fo:country="US" style:language-asian="nl" style:country-asian="BE" style:language-complex="ar" style:country-complex="SA"/>
    </style:style>
    <style:style style:name="T597"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598"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9"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600" style:parent-style-name="Standaardalinea-lettertype" style:family="text">
      <style:text-properties style:font-name="inherit" style:font-name-asian="Times New Roman" style:font-name-complex="Courier New" fo:color="#B58900" style:letter-kerning="false" fo:font-size="10.5pt" style:font-size-asian="10.5pt" style:font-size-complex="10.5pt" fo:language="en" fo:country="US" style:language-asian="nl" style:country-asian="BE" style:language-complex="ar" style:country-complex="SA"/>
    </style:style>
    <style:style style:name="T601"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602"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P603"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604"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605"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606"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607"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608"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9"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610"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611" style:parent-style-name="Standaardalinea-lettertype" style:family="text">
      <style:text-properties style:font-name="inherit" style:font-name-asian="Times New Roman" style:font-name-complex="Courier New" fo:color="#268BD2" style:letter-kerning="false" fo:font-size="10.5pt" style:font-size-asian="10.5pt" style:font-size-complex="10.5pt" fo:language="en" fo:country="US" style:language-asian="nl" style:country-asian="BE" style:language-complex="ar" style:country-complex="SA"/>
    </style:style>
    <style:style style:name="T612"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613"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614"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615"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616"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617"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618"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9" style:parent-style-name="Standaardalinea-lettertype" style:family="text">
      <style:text-properties style:font-name="inherit" style:font-name-asian="Times New Roman" style:font-name-complex="Courier New" fo:color="#859900" style:letter-kerning="false" fo:font-size="10.5pt" style:font-size-asian="10.5pt" style:font-size-complex="10.5pt" fo:language="en" fo:country="US" style:language-asian="nl" style:country-asian="BE" style:language-complex="ar" style:country-complex="SA"/>
    </style:style>
    <style:style style:name="T620"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621" style:parent-style-name="Standaardalinea-lettertype" style:family="text">
      <style:text-properties style:font-name="inherit" style:font-name-asian="Times New Roman" style:font-name-complex="Courier New" fo:color="#268BD2" style:letter-kerning="false" fo:font-size="10.5pt" style:font-size-asian="10.5pt" style:font-size-complex="10.5pt" fo:language="en" fo:country="US" style:language-asian="nl" style:country-asian="BE" style:language-complex="ar" style:country-complex="SA"/>
    </style:style>
    <style:style style:name="T622" style:parent-style-name="Standaardalinea-lettertype" style:family="text">
      <style:text-properties style:font-name="inherit" style:font-name-asian="Times New Roman" style:font-name-complex="Courier New" fo:color="#000000" style:letter-kerning="false" fo:font-size="10.5pt" style:font-size-asian="10.5pt" style:font-size-complex="10.5pt" fo:language="en" fo:country="US" style:language-asian="nl" style:country-asian="BE" style:language-complex="ar" style:country-complex="SA"/>
    </style:style>
    <style:style style:name="T623"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624"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626"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627"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628"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9"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630"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631"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632"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3"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634"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635"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636"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7"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T638" style:parent-style-name="Standaardalinea-lettertype" style:family="text">
      <style:text-properties style:font-name="inherit" style:font-name-asian="Times New Roman" style:font-name-complex="Courier New" fo:color="#2AA198" style:letter-kerning="false" fo:font-size="10.5pt" style:font-size-asian="10.5pt" style:font-size-complex="10.5pt" fo:language="en" fo:country="US" style:language-asian="nl" style:country-asian="BE" style:language-complex="ar" style:country-complex="SA"/>
    </style:style>
    <style:style style:name="T639"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640"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641"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fo:hyphenate="true"/>
    </style:style>
    <style:style style:name="P642"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3"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644"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645"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6"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647"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648"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9"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650"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651"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2"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653"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654" style:parent-style-name="Standaard"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5" style:parent-style-name="Standaardalinea-lettertype" style:family="text">
      <style:text-properties style:font-name="inherit" style:font-name-asian="Times New Roman" style:font-name-complex="Courier New" fo:color="#DC322F" style:letter-kerning="false" fo:font-size="10.5pt" style:font-size-asian="10.5pt" style:font-size-complex="10.5pt" fo:language="en" fo:country="US" style:language-asian="nl" style:country-asian="BE" style:language-complex="ar" style:country-complex="SA"/>
    </style:style>
    <style:style style:name="T656" style:parent-style-name="Standaardalinea-lettertype" style:family="text">
      <style:text-properties style:font-name="Consolas" style:font-name-asian="Times New Roman" style:font-name-complex="Courier New" fo:color="#000000" style:letter-kerning="false" fo:font-size="10pt" style:font-size-asian="10pt" style:font-size-complex="10pt" fo:language="en" fo:country="US" style:language-asian="nl" style:country-asian="BE" style:language-complex="ar" style:country-complex="SA"/>
    </style:style>
    <style:style style:name="P657" style:parent-style-name="Standaard" style:family="paragraph">
      <style:text-properties fo:hyphenate="true"/>
    </style:style>
    <style:style style:name="T658" style:parent-style-name="Standaardalinea-lettertype" style:family="text">
      <style:text-properties style:font-name="inherit" style:font-name-asian="Times New Roman" style:font-name-complex="Times New Roman" fo:color="#000000" style:letter-kerning="false" style:language-asian="nl" style:country-asian="BE" style:language-complex="ar" style:country-complex="SA"/>
    </style:style>
    <style:style style:name="P659" style:parent-style-name="Standaard" style:family="paragraph">
      <style:paragraph-properties fo:text-align="center"/>
      <style:text-properties style:font-name="inherit" style:font-name-asian="Times New Roman" style:font-name-complex="Times New Roman" fo:color="#000000" style:letter-kerning="false" style:language-asian="nl" style:country-asian="BE" style:language-complex="ar" style:country-complex="SA" fo:hyphenate="true"/>
    </style:style>
    <style:style style:family="graphic" style:name="a0">
      <style:graphic-properties draw:fill="none" draw:stroke="none"/>
    </style:style>
  </office:automatic-styles>
  <office:body>
    <office:text text:use-soft-page-breaks="true">
      <text:h text:style-name="P1" text:outline-level="2">Mappen en bestanden aanmaken in Terminal</text:h>
      <text:p text:style-name="Textbody"><text:span text:style-name="T2">dominique@Dominiques-16-MacBook-Pro ~ % </text:span><text:span text:style-name="T3">cd Desktop</text:span></text:p>
      <text:p text:style-name="Textbody"><text:span text:style-name="T4">dominique@Dominiques-16-MacBook-Pro Desktop % </text:span><text:span text:style-name="T5">mkdir pro-sass</text:span></text:p>
      <text:p text:style-name="Textbody"><text:span text:style-name="T6">dominique@Dominiques-16-MacBook-Pro Desktop % </text:span><text:span text:style-name="T7">cd pro-sass</text:span></text:p>
      <text:p text:style-name="Textbody"><text:span text:style-name="T8">dominique@Dominiques-16-MacBook-Pro pro-sass % </text:span><text:span text:style-name="T9">mkdir src (maak keen nieuwe folder aan)</text:span></text:p>
      <text:p text:style-name="Textbody"><text:span text:style-name="T10">dominique@Dominiques-16-MacBook-Pro pro-sass % </text:span><text:span text:style-name="T11">touch index.html (maa keen index pagina aan in je folder)</text:span></text:p>
      <text:p text:style-name="Textbody"><text:span text:style-name="T12">dominique@Dominiques-16-MacBook-Pro pro-sass % </text:span><text:span text:style-name="T13">ls</text:span></text:p>
      <text:p text:style-name="P14">index.html src</text:p>
      <text:p text:style-name="Textbody"><text:span text:style-name="T15">dominique@Dominiques-16-MacBook-Pro pro-sass % </text:span><text:span text:style-name="T16">cd src</text:span></text:p>
      <text:p text:style-name="Textbody"><text:span text:style-name="T17">dominique@Dominiques-16-MacBook-Pro src % </text:span><text:span text:style-name="T18">mkdir scss</text:span></text:p>
      <text:p text:style-name="Textbody"><text:span text:style-name="T19">dominique@Dominiques-16-MacBook-Pro src % </text:span><text:span text:style-name="T20">cd scss</text:span></text:p>
      <text:p text:style-name="Textbody"><text:span text:style-name="T21">dominique@Dominiques-16-MacBook-Pro scss % </text:span><text:span text:style-name="T22">touch main.scss</text:span></text:p>
      <text:p text:style-name="Textbody"><text:span text:style-name="T23">dominique@Dominiques-16-MacBook-Pro scs</text:span><text:span text:style-name="T24">s % </text:span><text:span text:style-name="T25">cd ..</text:span></text:p>
      <text:p text:style-name="Textbody"><text:span text:style-name="T26">dominique@Dominiques-16-MacBook-Pro src % </text:span><text:span text:style-name="T27">cd ..</text:span></text:p>
      <text:p text:style-name="Textbody"><text:span text:style-name="T28">dominique@Dominiques-16-MacBook-Pro pro-sass % </text:span><text:span text:style-name="T29">pwd</text:span></text:p>
      <text:p text:style-name="P30">/Users/dominique/Desktop/pro-sass</text:p>
      <text:p text:style-name="P31"/>
      <text:p text:style-name="P32">Foutmelding dat ik niet administrator ben:</text:p>
      <text:p text:style-name="P33">Set-ExecutionPolicy -ExecutionPolicy RemoteSigned -Scope<text:s/>CurrentUser</text:p>
      <text:p text:style-name="P34"/>
      <text:p text:style-name="P35"/>
      <text:p text:style-name="P36">Installeren van verschillende plugins:</text:p>
      <text:p text:style-name="P37">npm i gulp-sass gulp-postcss cssnano browser-sync -D</text:p>
      <text:p text:style-name="P38"/>
      <text:p text:style-name="P39">in de gulp.js zet je hetvolgend:</text:p>
      <text:p text:style-name="P40"><text:span text:style-name="T41">//watchen, compileren, syncen</text:span></text:p>
      <text:p text:style-name="P42"><text:span text:style-name="T43">const</text:span><text:span text:style-name="T44">{</text:span><text:span text:style-name="T45">src</text:span><text:span text:style-name="T46">,</text:span><text:span text:style-name="T47"> </text:span><text:span text:style-name="T48">dest</text:span><text:span text:style-name="T49">,</text:span><text:span text:style-name="T50"> </text:span><text:span text:style-name="T51">watch</text:span><text:span text:style-name="T52">,</text:span><text:span text:style-name="T53"> </text:span><text:span text:style-name="T54">series</text:span><text:span text:style-name="T55">}</text:span><text:span text:style-name="T56">=</text:span><text:span text:style-name="T57"> </text:span><text:span text:style-name="T58">require</text:span><text:span text:style-name="T59">(</text:span><text:span text:style-name="T60">"gulp"</text:span><text:span text:style-name="T61">)</text:span><text:span text:style-name="T62">;</text:span></text:p>
      <text:p text:style-name="P63"><text:span text:style-name="T64">const</text:span><text:span text:style-name="T65"> </text:span><text:span text:style-name="T66">sass</text:span><text:span text:style-name="T67">=</text:span><text:span text:style-name="T68"> </text:span><text:span text:style-name="T69">require</text:span><text:span text:style-name="T70">(</text:span><text:span text:style-name="T71">'gulp-sass'</text:span><text:span text:style-name="T72">)</text:span><text:span text:style-name="T73">;</text:span></text:p>
      <text:p text:style-name="P74"><text:span text:style-name="T75">const</text:span><text:span text:style-name="T76"> </text:span><text:span text:style-name="T77">postcss</text:span><text:span text:style-name="T78">=</text:span><text:span text:style-name="T79"> </text:span><text:span text:style-name="T80">require</text:span><text:span text:style-name="T81">(</text:span><text:span text:style-name="T82">'gulp-postcss'</text:span><text:span text:style-name="T83">)</text:span><text:span text:style-name="T84">;</text:span></text:p>
      <text:p text:style-name="P85"><text:span text:style-name="T86">const</text:span><text:span text:style-name="T87"> </text:span><text:span text:style-name="T88">cssnano</text:span><text:span text:style-name="T89"> </text:span><text:span text:style-name="T90">=</text:span><text:span text:style-name="T91"> </text:span><text:span text:style-name="T92">require</text:span><text:span text:style-name="T93">(</text:span><text:span text:style-name="T94">"cssnano"</text:span><text:span text:style-name="T95">)</text:span><text:span text:style-name="T96">;</text:span></text:p>
      <text:p text:style-name="P97"><text:span text:style-name="T98">const</text:span><text:span text:style-name="T99"> </text:span><text:span text:style-name="T100">browsersync</text:span><text:span text:style-name="T101"> </text:span><text:span text:style-name="T102">=</text:span><text:span text:style-name="T103"> </text:span><text:span text:style-name="T104">require</text:span><text:span text:style-name="T105"> </text:span><text:span text:style-name="T106">(</text:span><text:span text:style-name="T107">'browser-sync'</text:span><text:span text:style-name="T108">).</text:span><text:span text:style-name="T109">create</text:span><text:span text:style-name="T110">()</text:span><text:span text:style-name="T111">;</text:span></text:p>
      <text:p text:style-name="P112"/>
      <text:p text:style-name="P113"><text:span text:style-name="T114">function</text:span><text:span text:style-name="T115"> </text:span><text:span text:style-name="T116">scss</text:span><text:span text:style-name="T117">(){</text:span></text:p>
      <text:p text:style-name="P118"><text:span text:style-name="T119">    </text:span><text:span text:style-name="T120">return</text:span><text:span text:style-name="T121"> </text:span><text:span text:style-name="T122">src</text:span><text:span text:style-name="T123">(</text:span><text:span text:style-name="T124">'src/scss/main.scss'</text:span><text:span text:style-name="T125">,</text:span><text:span text:style-name="T126"> {sourcemaps</text:span><text:span text:style-name="T127">:</text:span><text:span text:style-name="T128">true</text:span><text:span text:style-name="T129">}</text:span><text:span text:style-name="T130">)</text:span></text:p>
      <text:soft-page-break/>
      <text:p text:style-name="P131"><text:span text:style-name="T132">    </text:span><text:span text:style-name="T133">.</text:span><text:span text:style-name="T134">pipe</text:span><text:span text:style-name="T135">(</text:span><text:span text:style-name="T136">sass</text:span><text:span text:style-name="T137">())</text:span></text:p>
      <text:p text:style-name="P138"><text:span text:style-name="T139">    </text:span><text:span text:style-name="T140">.</text:span><text:span text:style-name="T141">pipe</text:span><text:span text:style-name="T142">(postcss[</text:span><text:span text:style-name="T143">cssnano</text:span><text:span text:style-name="T144">()])</text:span></text:p>
      <text:p text:style-name="P145"><text:span text:style-name="T146">    </text:span><text:span text:style-name="T147">.</text:span><text:span text:style-name="T148">pipe</text:span><text:span text:style-name="T149">(</text:span><text:span text:style-name="T150">dest</text:span><text:span text:style-name="T151">(</text:span><text:span text:style-name="T152">'dist/css'</text:span><text:span text:style-name="T153">,</text:span><text:span text:style-name="T154"> {sourcemap</text:span><text:span text:style-name="T155">:</text:span><text:span text:style-name="T156"> </text:span><text:span text:style-name="T157">'.'</text:span><text:span text:style-name="T158">}</text:span><text:span text:style-name="T159">))</text:span><text:span text:style-name="T160">;</text:span></text:p>
      <text:p text:style-name="P161">}</text:p>
      <text:p text:style-name="P162"/>
      <text:p text:style-name="P163"><text:span text:style-name="T164">function</text:span><text:span text:style-name="T165"> </text:span><text:span text:style-name="T166">sync</text:span><text:span text:style-name="T167">(</text:span><text:span text:style-name="T168">cb</text:span><text:span text:style-name="T169">){</text:span></text:p>
      <text:p text:style-name="P170"><text:span text:style-name="T171">    </text:span><text:span text:style-name="T172">browsersync</text:span><text:span text:style-name="T173">.</text:span><text:span text:style-name="T174">init</text:span><text:span text:style-name="T175">(</text:span><text:span text:style-name="T176">{</text:span></text:p>
      <text:p text:style-name="P177"><text:span text:style-name="T178">        </text:span><text:span text:style-name="T179">server</text:span><text:span text:style-name="T180">:</text:span><text:span text:style-name="T181">{</text:span></text:p>
      <text:p text:style-name="P182"><text:span text:style-name="T183">            baseDir</text:span><text:span text:style-name="T184">:</text:span><text:span text:style-name="T185"> </text:span><text:span text:style-name="T186">'.'</text:span><text:span text:style-name="T187">,</text:span></text:p>
      <text:p text:style-name="P188">        }</text:p>
      <text:p text:style-name="P189"><text:span text:style-name="T190">    }</text:span><text:span text:style-name="T191">)</text:span><text:span text:style-name="T192">;</text:span></text:p>
      <text:p text:style-name="P193"><text:span text:style-name="T194">    </text:span><text:span text:style-name="T195">cb</text:span><text:span text:style-name="T196">()</text:span><text:span text:style-name="T197">;</text:span></text:p>
      <text:p text:style-name="P198">}</text:p>
      <text:p text:style-name="P199"/>
      <text:p text:style-name="P200"><text:span text:style-name="T201">function</text:span><text:span text:style-name="T202"> </text:span><text:span text:style-name="T203">syncReload</text:span><text:span text:style-name="T204">(</text:span><text:span text:style-name="T205">cb</text:span><text:span text:style-name="T206">){</text:span></text:p>
      <text:p text:style-name="P207"><text:span text:style-name="T208">    </text:span><text:span text:style-name="T209">browsersync</text:span><text:span text:style-name="T210">.</text:span><text:span text:style-name="T211">reload</text:span><text:span text:style-name="T212">()</text:span><text:span text:style-name="T213">;</text:span></text:p>
      <text:p text:style-name="P214"><text:span text:style-name="T215">    </text:span><text:span text:style-name="T216">cb</text:span><text:span text:style-name="T217">()</text:span><text:span text:style-name="T218">;</text:span></text:p>
      <text:p text:style-name="P219">}</text:p>
      <text:p text:style-name="P220"/>
      <text:p text:style-name="P221"><text:span text:style-name="T222">function</text:span><text:span text:style-name="T223"> </text:span><text:span text:style-name="T224">watch</text:span><text:span text:style-name="T225">(){</text:span></text:p>
      <text:p text:style-name="P226"><text:span text:style-name="T227">    </text:span><text:span text:style-name="T228">watch</text:span><text:span text:style-name="T229">(</text:span><text:span text:style-name="T230">'*.html'</text:span><text:span text:style-name="T231">,</text:span><text:span text:style-name="T232"> </text:span><text:span text:style-name="T233">syncReload)</text:span><text:span text:style-name="T234">;</text:span></text:p>
      <text:p text:style-name="P235"><text:span text:style-name="T236">    </text:span><text:span text:style-name="T237">watch</text:span><text:span text:style-name="T238">([</text:span><text:span text:style-name="T239">'src/scss/**/*.scss'</text:span><text:span text:style-name="T240">],</text:span><text:span text:style-name="T241"> </text:span><text:span text:style-name="T242">serie</text:span><text:span text:style-name="T243">(scss,</text:span><text:span text:style-name="T244"> </text:span><text:span text:style-name="T245">syncReload))</text:span><text:span text:style-name="T246">;</text:span></text:p>
      <text:p text:style-name="P247">}</text:p>
      <text:p text:style-name="P248"/>
      <text:p text:style-name="P249"><text:span text:style-name="T250">exports</text:span><text:span text:style-name="T251">.default</text:span><text:span text:style-name="T252"> </text:span><text:span text:style-name="T253">=</text:span><text:span text:style-name="T254"> </text:span><text:span text:style-name="T255">series</text:span><text:span text:style-name="T256">(</text:span></text:p>
      <text:p text:style-name="P257"><text:span text:style-name="T258">    </text:span><text:span text:style-name="T259">scss,</text:span></text:p>
      <text:p text:style-name="P260"><text:span text:style-name="T261">    </text:span><text:span text:style-name="T262">browsersync,</text:span></text:p>
      <text:p text:style-name="P263"><text:span text:style-name="T264">    </text:span><text:span text:style-name="T265">watch</text:span></text:p>
      <text:p text:style-name="P266"><text:span text:style-name="T267">)</text:span><text:span text:style-name="T268">;</text:span></text:p>
      <text:p text:style-name="P269">Terminal: clear</text:p>
      <text:p text:style-name="P270">Terminal: gulp</text:p>
      <text:p text:style-name="Textbody"><text:span text:style-name="T271">Node_module map installeren:<text:s/></text:span><text:span text:style-name="T272">command npm<text:s/></text:span><text:span text:style-name="T273">init -y</text:span></text:p>
      <text:p text:style-name="P274"/>
      <text:p text:style-name="P275">Uitleg Martine:</text:p>
      <text:p text:style-name="P276">mkdir scss</text:p>
      <text:p text:style-name="P277"/>
      <text:p text:style-name="P278">Ga naar de map scss:</text:p>
      <text:p text:style-name="P279">cd scss</text:p>
      <text:p text:style-name="P280"/>
      <text:p text:style-name="P281">Maak de main.scss file aan:</text:p>
      <text:p text:style-name="P282">touch main.scss</text:p>
      <text:p text:style-name="P283"/>
      <text:p text:style-name="P284">Ga terug naar root map</text:p>
      <text:soft-page-break/>
      <text:p text:style-name="P285">cd ../../</text:p>
      <text:p text:style-name="P286"/>
      <text:p text:style-name="P287">Open VSC:</text:p>
      <text:p text:style-name="P288">code .</text:p>
      <text:p text:style-name="P289"/>
      <text:p text:style-name="P290"/>
      <text:p text:style-name="P291">Terminal in VSC:</text:p>
      <text:p text:style-name="P292"/>
      <text:p text:style-name="P293">Om de package json te initialiseren:</text:p>
      <text:p text:style-name="P294">npm initi -y<text:s/></text:p>
      <text:p text:style-name="P295"/>
      <text:p text:style-name="P296">Installeer gulp<text:s/>binnen het project als dependency:</text:p>
      <text:p text:style-name="P297">npm i gulp -D</text:p>
      <text:p text:style-name="P298"/>
      <text:p text:style-name="P299">Om sass te installeren in project:</text:p>
      <text:p text:style-name="P300">npm i sass -D</text:p>
      <text:p text:style-name="P301"/>
      <text:p text:style-name="P302">Vul standaard html in, in index.html</text:p>
      <text:p text:style-name="P303">Dan vul wat in, in de main.scss</text:p>
      <text:p text:style-name="P304"/>
      <text:p text:style-name="P305">dan gaan we sass laten watchen:</text:p>
      <text:p text:style-name="P306">sass --watch src/scss/main.scss dist/css/main.css</text:p>
      <text:p text:style-name="P307"/>
      <text:p text:style-name="P308">Meer packages van gulp installeren:</text:p>
      <text:p text:style-name="P309">npm i gulp-sass gulp-postcss cssnano browser-sync -D</text:p>
      <text:p text:style-name="P310"/>
      <text:p text:style-name="P311">Als gulp-sass moeilijk doet, doe je dit:</text:p>
      <text:p text:style-name="P312">npm i sass gulp-postcss cssnano browser-sync -D</text:p>
      <text:p text:style-name="P313"/>
      <text:p text:style-name="P314">Maak de gulpfile aan (in git bash doen):</text:p>
      <text:p text:style-name="P315">touch gulpfile.js</text:p>
      <text:p text:style-name="P316"/>
      <text:p text:style-name="P317"/>
      <text:p text:style-name="P318"/>
      <text:p text:style-name="P319"/>
      <text:p text:style-name="P320">Om de map te<text:s/>inspecteren:</text:p>
      <text:p text:style-name="P321">ls</text:p>
      <text:p text:style-name="P322"/>
      <text:p text:style-name="P323">Om gulp op de pc te installeren:</text:p>
      <text:p text:style-name="P324">npm install gulp-cli -g</text:p>
      <text:p text:style-name="P325"/>
      <text:p text:style-name="P326">Bij foutmelding in terminal in VSC, pas de policies aan indien dit nodig is:</text:p>
      <text:p text:style-name="P327">Set-ExecutionPolicy -ExecutionPolicy RemoteSigned -Scope CurrentUser</text:p>
      <text:p text:style-name="P328"/>
      <text:p text:style-name="P329">Stappenplan gulp</text:p>
      <text:h text:style-name="P330" text:outline-level="2">Gulp workflow stappenplan</text:h>
      <text:h text:style-name="P331" text:outline-level="1">Een Gulp workflow maken</text:h>
      <text:p text:style-name="P332">Een Gulp workflow schrijven is helemaal niet zo moeilijk. Je bedenkt een handige workflow en je zoekt de nodige plugins. Momenteel zijn er 4100+ plugins die je kan gebruiken. De uitleg voor elke plugin kan je op de Gulp website terug vinden. </text:p>
      <text:p text:style-name="P333">Via de command line kan je de plugins installeren als devDependencies voor je project.</text:p>
      <text:p text:style-name="P334">Het belangrijkste onderdeel is de gulpfile.js van je project. In dit bestand beschrijf je alle taken die Gulp dient uit te voeren. De code wordt gewoon geschreven in JavaScript.</text:p>
      <text:p text:style-name="P335">Als eerste laden we alle plugins die we nodig hebben in variabelen die we kunnen gebruiken. Daarna moeten we de taken beschrijven die Gulp voor ons moet uitvoeren.</text:p>
      <text:p text:style-name="P336">In zo’n taak (function) roepen we een bronbestand op met src. Dit bronbestand kunnen we dan doorgeven aan de plugins door middel van het pipe commando. Bij elke plugin kunnen we nog extra opties meegeven. Als we een bestand willen bewaren in een folder kunnen we gebruik maken van dest.</text:p>
      <text:p text:style-name="P337">Met watch kunnen we bestanden in de gaten houden en taken automatisch uitvoeren als we bestanden bewaren.</text:p>
      <text:p text:style-name="P338">Het uitvoeren van je geschreven taken doe je via de command line.</text:p>
      <text:h text:style-name="P339" text:outline-level="1"><text:span text:style-name="T340">Stappenplan</text:span></text:h>
      <text:p text:style-name="P341">Open je project in VSCode.</text:p>
      <text:p text:style-name="P342">Open de VSCode terminal.</text:p>
      <text:p text:style-name="P343">Zorg dat je in de root folder van je project staat. Check eventueel met het ‘pwd’ commando.</text:p>
      <text:soft-page-break/>
      <text:p text:style-name="P344"><text:span text:style-name="T345">Initialiseer npm met “</text:span><text:span text:style-name="T346">npm init -y</text:span><text:span text:style-name="T347">” - het package.json bestand wordt aangemaakt.</text:span></text:p>
      <text:p text:style-name="P348"><text:span text:style-name="T349">Installeer gulp als dependency: </text:span><text:span text:style-name="T350">npm install gulp —save-dev </text:span><text:span text:style-name="T351">(of korter:</text:span><text:span text:style-name="T352"> npm i gulp -D</text:span><text:span text:style-name="T353">)</text:span></text:p>
      <text:p text:style-name="P354">De node_modules folder en package-lock.json worden aangemaakt.</text:p>
      <text:p text:style-name="P355">Installeer alle andere gulp plugins/npm packages die je wil gebruiken.</text:p>
      <text:p text:style-name="P356">Je kan deze opsommen om ze allemaal ineens te installeren.</text:p>
      <text:p text:style-name="P357"><text:span text:style-name="T358">Bv. </text:span><text:span text:style-name="T359">npm i gulp-dart-sass browser-sync gulp-postcss cssnano -D</text:span></text:p>
      <text:p text:style-name="P360"><text:span text:style-name="T361">Maak een gulpfile.js aan in de root folder van je project: </text:span><text:span text:style-name="T362">touch gulpfile.js</text:span></text:p>
      <text:p text:style-name="P363"><text:span text:style-name="T364">Start bovenaan steeds met </text:span><text:span text:style-name="T365">const { src, series, parallel, dest, watch } = require("gulp");</text:span></text:p>
      <text:p text:style-name="P366"><text:span text:style-name="T367">Schrijf daarna je </text:span><text:span text:style-name="T368">variabelen </text:span><text:span text:style-name="T369">en</text:span><text:span text:style-name="T370"> functies </text:span><text:span text:style-name="T371">uit. Exporteer je functies om ze te kunnen gebruiken. </text:span></text:p>
      <text:p text:style-name="P372">Test je workflow uit.</text:p>
      <text:p text:style-name="P373"><text:span text:style-name="T374">Werkt alles? Maak dan in de root folder een gitignore bestaan aan: </text:span><text:span text:style-name="T375">touch .gitignore </text:span><text:span text:style-name="T376">Voeg hierin de node_modules toe.</text:span></text:p>
      <text:p text:style-name="P377">Klaar? Verwijder de node_modules folder voor je je project zipt en instuurt.</text:p>
      <text:p text:style-name="P378">-cl</text:p>
      <text:p text:style-name="P379"/>
      <text:p text:style-name="P380">Voorbeeld<text:s/>van Jim:</text:p>
      <text:p text:style-name="P381">npm install gulp autoprefixer gulp-rename gulp-htmlmin gulp-concat gulp-terser gulp-sourcemaps gulp-imagemin gulp-dart-sass gulp-postcss cssnano browser-sync -D</text:p>
      <text:p text:style-name="Standard"/>
      <text:p text:style-name="Standard"/>
      <text:p text:style-name="P382"><text:span text:style-name="T383">const</text:span><text:span text:style-name="T384"><text:s/>gulp =<text:s/></text:span><text:span text:style-name="T385">require</text:span><text:span text:style-name="T386">(</text:span><text:span text:style-name="T387">'gulp'</text:span><text:span text:style-name="T388">);</text:span></text:p>
      <text:p text:style-name="P389"><text:span text:style-name="T390">const</text:span><text:span text:style-name="T391"><text:s/>{ src, series, parallel, dest, watch } =<text:s/></text:span><text:span text:style-name="T392">require</text:span><text:span text:style-name="T393">(</text:span><text:span text:style-name="T394">"gulp"</text:span><text:span text:style-name="T395">);</text:span></text:p>
      <text:p text:style-name="P396"/>
      <text:p text:style-name="P397"><text:span text:style-name="T398">const</text:span><text:span text:style-name="T399"><text:s/>autoprefixer =<text:s/></text:span><text:span text:style-name="T400">require</text:span><text:span text:style-name="T401">(</text:span><text:span text:style-name="T402">'autoprefixer'</text:span><text:span text:style-name="T403">);</text:span></text:p>
      <text:p text:style-name="P404"><text:span text:style-name="T405">const</text:span><text:span text:style-name="T406"><text:s/>rename =<text:s/></text:span><text:span text:style-name="T407">require</text:span><text:span text:style-name="T408">(</text:span><text:span text:style-name="T409">'gulp-rename'</text:span><text:span text:style-name="T410">);</text:span></text:p>
      <text:p text:style-name="P411"><text:span text:style-name="T412">const</text:span><text:span text:style-name="T413"><text:s/>htmlmin =<text:s/></text:span><text:span text:style-name="T414">require</text:span><text:span text:style-name="T415">(</text:span><text:span text:style-name="T416">'gulp-htmlmin'</text:span><text:span text:style-name="T417">);</text:span></text:p>
      <text:p text:style-name="P418"/>
      <text:p text:style-name="P419"><text:span text:style-name="T420">const</text:span><text:span text:style-name="T421"><text:s/>concat =<text:s/></text:span><text:span text:style-name="T422">require</text:span><text:span text:style-name="T423">(</text:span><text:span text:style-name="T424">'gulp-concat'</text:span><text:span text:style-name="T425">);</text:span></text:p>
      <text:p text:style-name="P426"><text:span text:style-name="T427">const</text:span><text:span text:style-name="T428"><text:s/>terser =<text:s/></text:span><text:span text:style-name="T429">require</text:span><text:span text:style-name="T430">(</text:span><text:span text:style-name="T431">'gulp-terser'</text:span><text:span text:style-name="T432">);</text:span></text:p>
      <text:p text:style-name="P433"><text:span text:style-name="T434">const</text:span><text:span text:style-name="T435"><text:s/>sourcemaps =<text:s/></text:span><text:span text:style-name="T436">require</text:span><text:span text:style-name="T437">(</text:span><text:span text:style-name="T438">'gulp-sourcemaps'</text:span><text:span text:style-name="T439">);</text:span></text:p>
      <text:p text:style-name="P440"/>
      <text:p text:style-name="P441"><text:span text:style-name="T442">const</text:span><text:span text:style-name="T443"><text:s/>imagemin =<text:s/></text:span><text:span text:style-name="T444">require</text:span><text:span text:style-name="T445">(</text:span><text:span text:style-name="T446">'gulp-imagemin'</text:span><text:span text:style-name="T447">);</text:span></text:p>
      <text:p text:style-name="P448"/>
      <text:p text:style-name="P449"><text:span text:style-name="T450">const</text:span><text:span text:style-name="T451"><text:s/>sass =<text:s/></text:span><text:span text:style-name="T452">require</text:span><text:span text:style-name="T453">(</text:span><text:span text:style-name="T454">'gulp-dart-sass'</text:span><text:span text:style-name="T455">);</text:span></text:p>
      <text:p text:style-name="P456"><text:span text:style-name="T457">const</text:span><text:span text:style-name="T458"><text:s/>postcss =<text:s/></text:span><text:span text:style-name="T459">require</text:span><text:span text:style-name="T460">(</text:span><text:span text:style-name="T461">'gulp-postcss'</text:span><text:span text:style-name="T462">);</text:span></text:p>
      <text:p text:style-name="P463"><text:span text:style-name="T464">const</text:span><text:span text:style-name="T465"><text:s/>cssnano =<text:s/></text:span><text:span text:style-name="T466">require</text:span><text:span text:style-name="T467">(</text:span><text:span text:style-name="T468">'cssnano'</text:span><text:span text:style-name="T469">);</text:span></text:p>
      <text:p text:style-name="P470"/>
      <text:p text:style-name="P471"/>
      <text:p text:style-name="P472"><text:span text:style-name="T473">const</text:span><text:span text:style-name="T474"><text:s/>browsersync =<text:s/></text:span><text:span text:style-name="T475">require</text:span><text:span text:style-name="T476">(</text:span><text:span text:style-name="T477">'browser-sync'</text:span><text:span text:style-name="T478">).create();</text:span></text:p>
      <text:p text:style-name="P479"/>
      <text:soft-page-break/>
      <text:p text:style-name="P480"><text:span text:style-name="T481">function</text:span><text:span text:style-name="T482"><text:s/></text:span><text:span text:style-name="T483">html</text:span><text:span text:style-name="T484">()<text:s/></text:span><text:span text:style-name="T485">{</text:span></text:p>
      <text:p text:style-name="P486"><text:span text:style-name="T487"><text:s text:c="4"/></text:span><text:span text:style-name="T488">return</text:span><text:span text:style-name="T489"><text:s/>src(</text:span><text:span text:style-name="T490">'*.html'</text:span><text:span text:style-name="T491">)</text:span></text:p>
      <text:p text:style-name="P492"><text:span text:style-name="T493"><text:s text:c="4"/>.pipe(htmlmin({<text:s/></text:span><text:span text:style-name="T494">collapseWhitespace</text:span><text:span text:style-name="T495">:<text:s/></text:span><text:span text:style-name="T496">true</text:span><text:span text:style-name="T497"><text:s/>}))</text:span></text:p>
      <text:p text:style-name="P498"><text:span text:style-name="T499"><text:s text:c="4"/>.pipe(dest(</text:span><text:span text:style-name="T500">'dist'</text:span><text:span text:style-name="T501">));</text:span></text:p>
      <text:p text:style-name="P502">}</text:p>
      <text:p text:style-name="P503"/>
      <text:p text:style-name="P504"><text:span text:style-name="T505">function</text:span><text:span text:style-name="T506"><text:s/></text:span><text:span text:style-name="T507">scripts</text:span><text:span text:style-name="T508">()<text:s/></text:span><text:span text:style-name="T509">{</text:span></text:p>
      <text:p text:style-name="P510"><text:span text:style-name="T511"><text:s text:c="4"/></text:span><text:span text:style-name="T512">return</text:span><text:span text:style-name="T513"><text:s/>src(</text:span><text:span text:style-name="T514">'src/js/**/*.js'</text:span><text:span text:style-name="T515">)</text:span></text:p>
      <text:p text:style-name="P516"><text:span text:style-name="T517"><text:s text:c="8"/></text:span><text:span text:style-name="T518">.pipe(sourcemaps.init())</text:span></text:p>
      <text:p text:style-name="P519"><text:span text:style-name="T520"><text:s text:c="8"/>.pipe(concat(</text:span><text:span text:style-name="T521">'all.js'</text:span><text:span text:style-name="T522">))</text:span></text:p>
      <text:p text:style-name="P523"><text:s text:c="8"/>.pipe(terser())</text:p>
      <text:p text:style-name="P524"><text:span text:style-name="T525"><text:s text:c="8"/>.pipe(sourcemaps.write(</text:span><text:span text:style-name="T526">'.'</text:span><text:span text:style-name="T527">))</text:span></text:p>
      <text:p text:style-name="P528"><text:span text:style-name="T529"><text:s text:c="8"/>.pipe(dest(</text:span><text:span text:style-name="T530">'dist/js'</text:span><text:span text:style-name="T531">));</text:span></text:p>
      <text:p text:style-name="P532">}</text:p>
      <text:p text:style-name="P533"/>
      <text:p text:style-name="P534"><text:span text:style-name="T535">function</text:span><text:span text:style-name="T536"><text:s/></text:span><text:span text:style-name="T537">images</text:span><text:span text:style-name="T538">()<text:s/></text:span><text:span text:style-name="T539">{</text:span></text:p>
      <text:p text:style-name="P540"><text:span text:style-name="T541"><text:s text:c="4"/></text:span><text:span text:style-name="T542">return</text:span><text:span text:style-name="T543"><text:s/>src(</text:span><text:span text:style-name="T544">'src/img/*'</text:span><text:span text:style-name="T545">)</text:span></text:p>
      <text:p text:style-name="P546"><text:span text:style-name="T547"><text:s text:c="8"/></text:span><text:span text:style-name="T548">.pipe(imagemin())</text:span></text:p>
      <text:p text:style-name="P549"><text:span text:style-name="T550"><text:s text:c="8"/>.pipe(dest(</text:span><text:span text:style-name="T551">'dist/img'</text:span><text:span text:style-name="T552">));</text:span></text:p>
      <text:p text:style-name="P553">}</text:p>
      <text:p text:style-name="P554"/>
      <text:p text:style-name="P555"><text:span text:style-name="T556">function</text:span><text:span text:style-name="T557"><text:s/></text:span><text:span text:style-name="T558">compile</text:span><text:span text:style-name="T559">()<text:s/></text:span><text:span text:style-name="T560">{</text:span></text:p>
      <text:p text:style-name="P561"><text:span text:style-name="T562"><text:s text:c="4"/></text:span><text:span text:style-name="T563">return</text:span><text:span text:style-name="T564"><text:s/>src(</text:span><text:span text:style-name="T565">'src/scss/main.scss'</text:span><text:span text:style-name="T566">)</text:span></text:p>
      <text:p text:style-name="P567"><text:span text:style-name="T568"><text:s text:c="8"/></text:span><text:span text:style-name="T569">.pipe(rename(</text:span><text:span text:style-name="T570">'main.min.css'</text:span><text:span text:style-name="T571">))</text:span></text:p>
      <text:p text:style-name="P572"><text:s text:c="8"/>.pipe(sass())</text:p>
      <text:p text:style-name="P573"><text:s text:c="8"/>.pipe(sourcemaps.init())</text:p>
      <text:p text:style-name="P574"><text:s text:c="8"/>.pipe(postcss([autoprefixer(), cssnano()]))</text:p>
      <text:p text:style-name="P575"><text:span text:style-name="T576"><text:s text:c="8"/>.pipe(sourcemaps.write(</text:span><text:span text:style-name="T577">'.'</text:span><text:span text:style-name="T578">))</text:span></text:p>
      <text:p text:style-name="P579"><text:span text:style-name="T580"><text:s text:c="8"/>.pipe(dest(</text:span><text:span text:style-name="T581">'dist/css'</text:span><text:span text:style-name="T582">));</text:span></text:p>
      <text:p text:style-name="P583">}</text:p>
      <text:p text:style-name="P584"/>
      <text:p text:style-name="P585"><text:span text:style-name="T586">function</text:span><text:span text:style-name="T587"><text:s/></text:span><text:span text:style-name="T588">sync</text:span><text:span text:style-name="T589">(cb)<text:s/></text:span><text:span text:style-name="T590">{</text:span></text:p>
      <text:p text:style-name="P591"><text:span text:style-name="T592"><text:s text:c="4"/></text:span><text:span text:style-name="T593">browsersync.init({</text:span></text:p>
      <text:p text:style-name="P594"><text:span text:style-name="T595"><text:s text:c="8"/></text:span><text:span text:style-name="T596">server</text:span><text:span text:style-name="T597">: {</text:span></text:p>
      <text:p text:style-name="P598"><text:span text:style-name="T599"><text:s text:c="12"/></text:span><text:span text:style-name="T600">baseDir</text:span><text:span text:style-name="T601">:<text:s/></text:span><text:span text:style-name="T602">'./dist'</text:span></text:p>
      <text:p text:style-name="P603"><text:s text:c="8"/>}</text:p>
      <text:p text:style-name="P604"><text:s text:c="4"/>});</text:p>
      <text:p text:style-name="P605"><text:s text:c="4"/>cb();</text:p>
      <text:p text:style-name="P606">}</text:p>
      <text:p text:style-name="P607"/>
      <text:p text:style-name="P608"><text:span text:style-name="T609">function</text:span><text:span text:style-name="T610"><text:s/></text:span><text:span text:style-name="T611">syncReload</text:span><text:span text:style-name="T612">(cb)<text:s/></text:span><text:span text:style-name="T613">{</text:span></text:p>
      <text:p text:style-name="P614"><text:s text:c="4"/>browsersync.reload();</text:p>
      <text:p text:style-name="P615"><text:s text:c="4"/>cb();</text:p>
      <text:p text:style-name="P616">}</text:p>
      <text:p text:style-name="P617"/>
      <text:p text:style-name="P618"><text:span text:style-name="T619">function</text:span><text:span text:style-name="T620"><text:s/></text:span><text:span text:style-name="T621">watcher</text:span><text:span text:style-name="T622">()<text:s/></text:span><text:span text:style-name="T623">{</text:span></text:p>
      <text:p text:style-name="P624"><text:span text:style-name="T625"><text:s text:c="4"/>watch(</text:span><text:span text:style-name="T626">'*.html'</text:span><text:span text:style-name="T627">, series(html,syncReload));</text:span></text:p>
      <text:p text:style-name="P628"><text:span text:style-name="T629"><text:s text:c="4"/>watch(</text:span><text:span text:style-name="T630">'src/js/*'</text:span><text:span text:style-name="T631">, series(scripts, syncReload));</text:span></text:p>
      <text:p text:style-name="P632"><text:span text:style-name="T633"><text:s text:c="4"/>watch(</text:span><text:span text:style-name="T634">'src/img/*'</text:span><text:span text:style-name="T635">, series(images,syncReload));</text:span></text:p>
      <text:p text:style-name="P636"><text:span text:style-name="T637"><text:s text:c="4"/>watch([</text:span><text:span text:style-name="T638">'src/scss/**/*.scss'</text:span><text:span text:style-name="T639">], series(compile, syncReload));</text:span></text:p>
      <text:p text:style-name="P640">}</text:p>
      <text:p text:style-name="P641"/>
      <text:p text:style-name="P642"><text:span text:style-name="T643">exports</text:span><text:span text:style-name="T644">.html = html;</text:span></text:p>
      <text:p text:style-name="P645"><text:span text:style-name="T646">exports</text:span><text:span text:style-name="T647">.scripts = scripts;</text:span></text:p>
      <text:p text:style-name="P648"><text:span text:style-name="T649">exports</text:span><text:span text:style-name="T650">.images = images;</text:span></text:p>
      <text:p text:style-name="P651"><text:span text:style-name="T652">exports</text:span><text:span text:style-name="T653">.compile = compile;</text:span></text:p>
      <text:p text:style-name="P654"><text:span text:style-name="T655">exports</text:span><text:span text:style-name="T656">.default = series(html, scripts, images, compile, sync, watcher);</text:span></text:p>
      <text:p text:style-name="P657"><text:span text:style-name="T658"><draw:custom-shape svg:x="0in" svg:y="0in" svg:width="0.33333in" svg:height="0.33333in" draw:id="id0" draw:style-name="a0" draw:name="Rechthoek 1" text:anchor-type="as-char"><svg:title/><svg:desc>🤝</svg:desc><draw:enhanced-geometry draw:type="non-primitive" svg:viewBox="0 0 21600 21600" draw:enhanced-path="M 0 0 L 21600 0 21600 21600 0 21600 Z N"/></draw:custom-shape></text:span></text:p>
      <text:soft-page-break/>
      <text:p text:style-name="P659">2</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Fira Sans" svg:font-family="Fira Sans" style:font-family-generic="system"/>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inherit" svg:font-family="inherit" style:font-family-generic="roman" svg:panose-1="0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BE" style:language-asian="zh" style:country-asian="CN" style:language-complex="hi" style:country-complex="IN"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Kop2" style:display-name="Kop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Kop1Char" style:display-name="Kop 1 Char" style:family="text" style:parent-style-name="Standaardalinea-lettertype">
      <style:text-properties style:font-name="Calibri Light" style:font-name-asian="Times New Roman" style:font-name-complex="Mangal" fo:color="#2F5496" fo:font-size="16pt" style:font-size-asian="16pt" style:font-size-complex="14.5pt"/>
    </style:style>
    <style:style style:name="Normaalweb" style:display-name="Normaal (web)" style:family="paragraph" style:parent-style-name="Standaard">
      <style:paragraph-properties style:vertical-align="auto" fo:margin-top="0.0694in" fo:margin-bottom="0.0694in"/>
      <style:text-properties style:font-name="Times New Roman" style:font-name-asian="Times New Roman" style:font-name-complex="Times New Roman" style:letter-kerning="false" style:language-asian="nl" style:country-asian="BE" style:language-complex="ar" style:country-complex="SA" fo:hyphenate="true"/>
    </style:style>
    <style:style style:name="hljs-keyword" style:display-name="hljs-keyword" style:family="text" style:parent-style-name="Standaardalinea-lettertype"/>
    <style:style style:name="hljs-built_in" style:display-name="hljs-built_in" style:family="text" style:parent-style-name="Standaardalinea-lettertype"/>
    <style:style style:name="hljs-string" style:display-name="hljs-string" style:family="text" style:parent-style-name="Standaardalinea-lettertype"/>
    <style:style style:name="hljs-function" style:display-name="hljs-function" style:family="text" style:parent-style-name="Standaardalinea-lettertype"/>
    <style:style style:name="hljs-title" style:display-name="hljs-title" style:family="text" style:parent-style-name="Standaardalinea-lettertype"/>
    <style:style style:name="hljs-params" style:display-name="hljs-params" style:family="text" style:parent-style-name="Standaardalinea-lettertype"/>
    <style:style style:name="hljs-attr" style:display-name="hljs-attr" style:family="text" style:parent-style-name="Standaardalinea-lettertype"/>
    <style:style style:name="hljs-literal" style:display-name="hljs-literal" style:family="text" style:parent-style-name="Standaardalinea-lettertype"/>
    <style:style style:name="HTML-voorafopgemaakt" style:display-name="HTML - vooraf opgemaakt" style:family="paragraph" style:parent-style-name="Standa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nl" style:country-asian="BE" style:language-complex="ar" style:country-complex="SA" fo:hyphenate="true"/>
    </style:style>
    <style:style style:name="HTML-voorafopgemaaktChar" style:display-name="HTML - vooraf opgemaakt Char" style:family="text" style:parent-style-name="Standaardalinea-lettertype">
      <style:text-properties style:font-name="Courier New" style:font-name-asian="Times New Roman" style:font-name-complex="Courier New" style:letter-kerning="false" fo:font-size="10pt" style:font-size-asian="10pt" style:font-size-complex="10pt" style:language-asian="nl" style:country-asian="BE" style:language-complex="ar" style:country-complex="SA"/>
    </style:style>
    <style:style style:name="HTMLCode" style:display-name="HTML Code" style:family="text" style:parent-style-name="Standaardalinea-lettertype">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enovo</dc:creator>
    <meta:creation-date>2021-03-12T10:09:00Z</meta:creation-date>
    <dc:date>2021-03-15T16:01:00Z</dc:date>
    <meta:template xlink:href="Normal.dotm" xlink:type="simple"/>
    <meta:editing-cycles>10</meta:editing-cycles>
    <meta:editing-duration>PT23220S</meta:editing-duration>
    <meta:document-statistic meta:page-count="7" meta:paragraph-count="14" meta:word-count="1118" meta:character-count="7255" meta:row-count="51" meta:non-whitespace-character-count="6151"/>
  </office:meta>
</office:document-meta>
</file>